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7CE155E8D689C89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pitch="variable"/>
    <style:font-face style:name="Bitstream Vera Sans Mono" svg:font-family="'Bitstream Vera Sans Mono'" style:font-family-generic="modern" style:font-pitch="fixed"/>
    <style:font-face style:name="Bitstream Vera Sans1" svg:font-family="'Bitstream Vera Sans'" style:font-adornments="Roman"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family-generic="roman" style:font-pitch="variable"/>
    <style:font-face style:name="Bitstream Vera Sans5"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adornments="Oblique" style:font-pitch="variable" style:font-charset="x-symbol"/>
    <style:font-face style:name="OpenSymbol3" svg:font-family="OpenSymbol" style:font-pitch="variable" style:font-charset="x-symbol"/>
    <style:font-face style:name="SimSun" svg:font-family="SimSun" style:font-family-generic="system" style:font-pitch="variable"/>
    <style:font-face style:name="StarSymbol" svg:font-family="StarSymbol" style:font-charset="x-symbol"/>
    <style:font-face style:name="Symbol" svg:font-family="Symbol" style:font-adornments="Oblique"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adornments="Italique" style:font-family-generic="roman" style:font-pitch="variable"/>
  </office:font-face-decls>
  <office:automatic-styles>
    <style:style style:name="Tableau3" style:family="table">
      <style:table-properties style:width="9.16cm" fo:margin-left="0cm" fo:margin-right="-0.009cm" table:align="margins"/>
    </style:style>
    <style:style style:name="Tableau3.A" style:family="table-column">
      <style:table-column-properties style:column-width="2.692cm" style:rel-column-width="19257*"/>
    </style:style>
    <style:style style:name="Tableau3.B" style:family="table-column">
      <style:table-column-properties style:column-width="0.441cm" style:rel-column-width="3156*"/>
    </style:style>
    <style:style style:name="Tableau3.C" style:family="table-column">
      <style:table-column-properties style:column-width="0.443cm" style:rel-column-width="3168*"/>
    </style:style>
    <style:style style:name="Tableau3.D" style:family="table-column">
      <style:table-column-properties style:column-width="0.901cm" style:rel-column-width="6453*"/>
    </style:style>
    <style:style style:name="Tableau3.E" style:family="table-column">
      <style:table-column-properties style:column-width="1.789cm" style:rel-column-width="12791*"/>
    </style:style>
    <style:style style:name="Tableau3.F" style:family="table-column">
      <style:table-column-properties style:column-width="2.895cm" style:rel-column-width="20710*"/>
    </style:style>
    <style:style style:name="Tableau3.1" style:family="table-row">
      <style:table-row-properties style:row-height="0.801cm"/>
    </style:style>
    <style:style style:name="Tableau3.A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A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6.1cm" table:align="center"/>
    </style:style>
    <style:style style:name="Tableau4.A" style:family="table-column">
      <style:table-column-properties style:column-width="2.034cm"/>
    </style:style>
    <style:style style:name="Tableau4.B" style:family="table-column">
      <style:table-column-properties style:column-width="0.958cm"/>
    </style:style>
    <style:style style:name="Tableau4.C" style:family="table-column">
      <style:table-column-properties style:column-width="1.113cm"/>
    </style:style>
    <style:style style:name="Tableau4.D" style:family="table-column">
      <style:table-column-properties style:column-width="1.995cm"/>
    </style:style>
    <style:style style:name="Tableau4.1" style:family="table-row">
      <style:table-row-properties style:row-height="0.801cm"/>
    </style:style>
    <style:style style:name="Tableau4.A1" style:family="table-cell">
      <style:table-cell-properties fo:background-color="#ecf191" fo:padding="0.097cm" fo:border="2.5pt solid #ffffff">
        <style:background-image/>
      </style:table-cell-properties>
    </style:style>
    <style:style style:name="Tableau4.B1" style:family="table-cell">
      <style:table-cell-properties fo:padding="0.097cm" fo:border="none"/>
    </style:style>
    <style:style style:name="Tableau4.C1" style:family="table-cell">
      <style:table-cell-properties fo:padding="0.097cm" fo:border="none"/>
    </style:style>
    <style:style style:name="Tableau4.D1" style:family="table-cell">
      <style:table-cell-properties fo:background-color="#a9ce7b" fo:padding="0.097cm" fo:border="2.5pt solid #ffffff">
        <style:background-image/>
      </style:table-cell-properties>
    </style:style>
    <style:style style:name="Tableau4.A2" style:family="table-cell">
      <style:table-cell-properties fo:background-color="#ecf191" fo:padding="0.097cm" fo:border-left="2.5pt solid #ffffff" fo:border-right="2.5pt solid #ffffff" fo:border-top="none" fo:border-bottom="2.5pt solid #ffffff">
        <style:background-image/>
      </style:table-cell-properties>
    </style:style>
    <style:style style:name="Tableau4.B2" style:family="table-cell">
      <style:table-cell-properties fo:padding="0.097cm" fo:border="none"/>
    </style:style>
    <style:style style:name="Tableau4.C2" style:family="table-cell">
      <style:table-cell-properties fo:padding="0.097cm" fo:border="none"/>
    </style:style>
    <style:style style:name="Tableau4.D2" style:family="table-cell">
      <style:table-cell-properties fo:background-color="#a9ce7b" fo:padding="0.097cm" fo:border-left="2.5pt solid #ffffff" fo:border-right="2.5pt solid #ffffff" fo:border-top="none" fo:border-bottom="2.5pt solid #ffffff">
        <style:background-image/>
      </style:table-cell-properties>
    </style:style>
    <style:style style:name="Tableau4.B3" style:family="table-cell">
      <style:table-cell-properties fo:padding="0.097cm" fo:border="none"/>
    </style:style>
    <style:style style:name="Tableau4.C3" style:family="table-cell">
      <style:table-cell-properties fo:padding="0.097cm" fo:border="none"/>
    </style:style>
    <style:style style:name="Tableau4.B4" style:family="table-cell">
      <style:table-cell-properties fo:padding="0.097cm" fo:border="none"/>
    </style:style>
    <style:style style:name="Tableau4.C4" style:family="table-cell">
      <style:table-cell-properties fo:padding="0.097cm" fo:border="none"/>
    </style:style>
    <style:style style:name="Tableau4.B5" style:family="table-cell">
      <style:table-cell-properties fo:padding="0.097cm" fo:border="none"/>
    </style:style>
    <style:style style:name="Tableau4.C5" style:family="table-cell">
      <style:table-cell-properties fo:padding="0.097cm" fo:border="none"/>
    </style:style>
    <style:style style:name="Tableau4.B6" style:family="table-cell">
      <style:table-cell-properties fo:padding="0.097cm" fo:border="none"/>
    </style:style>
    <style:style style:name="Tableau4.C6" style:family="table-cell">
      <style:table-cell-properties fo:padding="0.097cm" fo:border="none"/>
    </style:style>
    <style:style style:name="P1" style:family="paragraph" style:parent-style-name="Table_20_Contents">
      <style:paragraph-properties fo:text-align="end" style:justify-single-word="false"/>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P3"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fo:font-size="2pt" style:font-size-asian="2pt" style:font-size-complex="2pt"/>
    </style:style>
    <style:style style:name="P13" style:family="paragraph" style:parent-style-name="Header">
      <style:text-properties fo:font-size="3pt" style:font-size-asian="4pt" style:font-size-complex="4pt"/>
    </style:style>
    <style:style style:name="P14"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P16"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7"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master-page-name="">
      <style:paragraph-properties fo:margin-top="0cm" fo:margin-bottom="0cm" style:contextual-spacing="false" style:page-number="auto" fo:break-before="auto" fo:break-after="auto"/>
      <style:text-properties style:font-name="Bitstream Vera Sans5" fo:font-size="10pt" style:font-size-asian="10pt" style:font-size-complex="10pt"/>
    </style:style>
    <style:style style:name="P20" style:family="paragraph" style:parent-style-name="Standard">
      <style:text-properties fo:font-size="6pt" style:font-size-asian="6pt" style:font-size-complex="6pt"/>
    </style:style>
    <style:style style:name="P21" style:family="paragraph" style:parent-style-name="Folio">
      <style:paragraph-properties fo:text-align="center" style:justify-single-word="false"/>
      <style:text-properties fo:font-size="8pt" style:font-size-asian="8pt" style:font-size-complex="8pt"/>
    </style:style>
    <style:style style:name="P22" style:family="paragraph" style:parent-style-name="Header">
      <style:text-properties fo:font-size="14pt" style:font-size-asian="14pt" style:font-size-complex="14pt"/>
    </style:style>
    <style:style style:name="P23" style:family="paragraph" style:parent-style-name="Header">
      <style:paragraph-properties fo:text-align="end" style:justify-single-word="false"/>
      <style:text-properties fo:font-size="12pt" style:font-size-asian="12pt" style:font-size-complex="12pt"/>
    </style:style>
    <style:style style:name="P24" style:family="paragraph" style:parent-style-name="Table_20_Contents">
      <style:paragraph-properties fo:text-align="justify" style:justify-single-word="false"/>
      <style:text-properties style:font-name="Bitstream Vera Sans3" fo:font-size="10pt"/>
    </style:style>
    <style:style style:name="P25" style:family="paragraph" style:parent-style-name="Table_20_Contents">
      <style:paragraph-properties fo:text-align="end" style:justify-single-word="false"/>
      <style:text-properties style:font-name="Bitstream Vera Sans3" fo:font-size="10pt"/>
    </style:style>
    <style:style style:name="P26" style:family="paragraph" style:parent-style-name="_5f_Paragraphe_20_livret_20_réponse_20_élève">
      <style:paragraph-properties fo:margin-top="0cm" fo:margin-bottom="0cm" style:contextual-spacing="false" style:line-height-at-least="0.7cm">
        <style:tab-stops>
          <style:tab-stop style:position="0.349cm"/>
          <style:tab-stop style:position="6.361cm" style:type="right" style:leader-style="dotted" style:leader-text="."/>
        </style:tab-stops>
      </style:paragraph-properties>
    </style:style>
    <style:style style:name="P27" style:family="paragraph" style:parent-style-name="_5f_Paragraphe_20_livret_20_réponse_20_élève">
      <style:paragraph-properties fo:margin-top="0cm" fo:margin-bottom="0cm" style:contextual-spacing="false" style:line-height-at-least="0.7cm">
        <style:tab-stops>
          <style:tab-stop style:position="0.349cm"/>
          <style:tab-stop style:position="6.361cm" style:type="right" style:leader-style="dotted" style:leader-text="."/>
        </style:tab-stops>
      </style:paragraph-properties>
      <style:text-properties officeooo:paragraph-rsid="0020deb1"/>
    </style:style>
    <style:style style:name="P28" style:family="paragraph" style:parent-style-name="_5f_Paragraphe_20_livret_20_réponse_20_élève">
      <style:paragraph-properties fo:margin-top="0cm" fo:margin-bottom="0cm" style:contextual-spacing="false" style:line-height-at-least="0.7cm">
        <style:tab-stops>
          <style:tab-stop style:position="0.349cm"/>
          <style:tab-stop style:position="9.1cm" style:type="right" style:leader-style="dotted" style:leader-text="."/>
        </style:tab-stops>
      </style:paragraph-properties>
    </style:style>
    <style:style style:name="P29" style:family="paragraph" style:parent-style-name="_5f_Paragraphe_20_livret_20_réponse_20_élève">
      <style:paragraph-properties fo:margin-top="0cm" fo:margin-bottom="0cm" style:contextual-spacing="false" style:line-height-at-least="0.7cm">
        <style:tab-stops>
          <style:tab-stop style:position="0.349cm"/>
          <style:tab-stop style:position="6.361cm" style:type="right" style:leader-style="dotted" style:leader-text="."/>
        </style:tab-stops>
      </style:paragraph-properties>
      <style:text-properties fo:font-size="10pt" officeooo:paragraph-rsid="0020deb1" style:font-size-asian="10pt" style:font-size-complex="10pt"/>
    </style:style>
    <style:style style:name="P30" style:family="paragraph" style:parent-style-name="Standard">
      <style:paragraph-properties fo:margin-top="0.3cm" fo:margin-bottom="0.199cm" style:contextual-spacing="false" style:shadow="none"/>
      <style:text-properties style:font-name="Bitstream Vera Sans" fo:font-size="10pt" fo:font-style="normal" style:font-size-asian="10pt" style:font-style-asian="normal" style:font-size-complex="10pt" style:font-style-complex="normal"/>
    </style:style>
    <style:style style:name="P31" style:family="paragraph" style:parent-style-name="_5f_Paragraphe_20_livret_20_">
      <style:paragraph-properties fo:text-align="justify" style:justify-single-word="false"/>
    </style:style>
    <style:style style:name="P32" style:family="paragraph" style:parent-style-name="Exo_5f_Num" style:list-style-name="" style:master-page-name="_5f_Fiche_20_éditeur_20_série_20_2_20_une_20_colonne_20_impaire_20__28_G_29_">
      <style:paragraph-properties fo:margin-top="0.499cm" fo:margin-bottom="0.199cm" style:contextual-spacing="false" style:page-number="40"/>
    </style:style>
    <style:style style:name="P33" style:family="paragraph" style:parent-style-name="Exo_5f_Num" style:list-style-name="">
      <style:text-properties officeooo:paragraph-rsid="00259e4f"/>
    </style:style>
    <style:style style:name="P34" style:family="paragraph" style:parent-style-name="Exo_5f_Num">
      <style:paragraph-properties fo:margin-top="0.499cm" fo:margin-bottom="0.199cm" style:contextual-spacing="false"/>
    </style:style>
    <style:style style:name="P35" style:family="paragraph" style:parent-style-name="Exo_5f_Num">
      <style:paragraph-properties fo:margin-top="0.499cm" fo:margin-bottom="0cm" style:contextual-spacing="false"/>
    </style:style>
    <style:style style:name="P36" style:family="paragraph" style:parent-style-name="Exo_5f_Num">
      <style:paragraph-properties fo:margin-top="0.7cm" fo:margin-bottom="0.101cm" style:contextual-spacing="false"/>
    </style:style>
    <style:style style:name="P37" style:family="paragraph" style:parent-style-name="Exo_5f_Num">
      <style:text-properties officeooo:paragraph-rsid="00259e4f"/>
    </style:style>
    <style:style style:name="P38" style:family="paragraph" style:parent-style-name="Table_20_Contents" style:list-style-name="L1">
      <style:paragraph-properties fo:margin-left="0cm" fo:margin-right="0cm" fo:margin-top="0cm" fo:margin-bottom="0cm" style:contextual-spacing="false" fo:text-align="start" style:justify-single-word="false" fo:text-indent="0cm" style:auto-text-indent="false">
        <style:tab-stops/>
      </style:paragraph-properties>
      <style:text-properties style:font-name="Symbol" fo:font-size="10pt" style:font-name-asian="Symbol" style:font-name-complex="Symbol"/>
    </style:style>
    <style:style style:name="P39" style:family="paragraph" style:parent-style-name="Table_20_Contents" style:list-style-name="L1">
      <style:paragraph-properties fo:margin-left="0cm" fo:margin-right="0cm" fo:margin-top="0cm" fo:margin-bottom="0cm" style:contextual-spacing="false" fo:text-align="end" style:justify-single-word="false" fo:text-indent="0cm" style:auto-text-indent="false">
        <style:tab-stops/>
      </style:paragraph-properties>
      <style:text-properties style:font-name="Symbol" fo:font-size="10pt" style:font-name-asian="Symbol" style:font-name-complex="Symbol"/>
    </style:style>
    <style:style style:name="P40" style:family="paragraph" style:parent-style-name="_5f_Paragraphe_20_livret_20_" style:master-page-name="Standard">
      <style:paragraph-properties style:page-number="auto" fo:break-before="column"/>
    </style:style>
    <style:style style:name="P41" style:family="paragraph" style:parent-style-name="_5f_Paragraphe_20_livret_20_" style:list-style-name="liste_5f_abc">
      <style:paragraph-properties fo:margin-top="0cm" fo:margin-bottom="0cm" style:contextual-spacing="false"/>
    </style:style>
    <style:style style:name="P42" style:family="paragraph" style:parent-style-name="_5f_Paragraphe_20_livret_20_" style:list-style-name="liste_5f_abc">
      <style:paragraph-properties fo:margin-top="0.4cm" fo:margin-bottom="0cm" style:contextual-spacing="false"/>
    </style:style>
    <style:style style:name="P43" style:family="paragraph" style:parent-style-name="_5f_Paragraphe_20_livret_20_réponse_20_élève" style:list-style-name="liste_5f_abc"/>
    <style:style style:name="P44" style:family="paragraph" style:parent-style-name="_5f_Paragraphe_20_livret_20_réponse_20_élève" style:list-style-name="liste_5f_abc">
      <style:paragraph-properties>
        <style:tab-stops>
          <style:tab-stop style:position="8.999cm" style:leader-style="dotted" style:leader-text="."/>
        </style:tab-stops>
      </style:paragraph-properties>
    </style:style>
    <style:style style:name="P45" style:family="paragraph" style:parent-style-name="_5f_Paragraphe_20_livret_20_réponse_20_élève" style:list-style-name="_5f_Numérotation_20_des_20_exercices_20_livrets"/>
    <style:style style:name="P46" style:family="paragraph" style:parent-style-name="_5f_Paragraphe_20_livret_20_réponse_20_élève" style:list-style-name="_5f_Numérotation_20_des_20_exercices_20_livrets">
      <style:text-properties officeooo:paragraph-rsid="00259e4f"/>
    </style:style>
    <style:style style:name="P47" style:family="paragraph" style:parent-style-name="_5f_Paragraphe_20_livret_20_réponse_20_élève" style:list-style-name="liste_5f_abc">
      <style:paragraph-properties fo:margin-top="0.101cm" fo:margin-bottom="0.101cm" style:contextual-spacing="false">
        <style:tab-stops>
          <style:tab-stop style:position="2.94cm"/>
          <style:tab-stop style:position="8.999cm" style:type="right" style:leader-style="dotted" style:leader-text="."/>
        </style:tab-stops>
      </style:paragraph-properties>
    </style:style>
    <style:style style:name="P48" style:family="paragraph" style:parent-style-name="_5f_Paragraphe_20_livret_20_réponse_20_élève" style:list-style-name="liste_5f_abc">
      <style:paragraph-properties fo:margin-top="0.101cm" fo:margin-bottom="0.101cm" style:contextual-spacing="false">
        <style:tab-stops>
          <style:tab-stop style:position="2.616cm"/>
          <style:tab-stop style:position="8.999cm" style:type="right" style:leader-style="dotted" style:leader-text="."/>
        </style:tab-stops>
      </style:paragraph-properties>
    </style:style>
    <style:style style:name="P49" style:family="paragraph" style:parent-style-name="_5f_Paragraphe_20_livret_20_réponse_20_élève" style:list-style-name="liste_5f_abc">
      <style:paragraph-properties fo:margin-top="0.101cm" fo:margin-bottom="0.101cm" style:contextual-spacing="false">
        <style:tab-stops>
          <style:tab-stop style:position="2.616cm"/>
          <style:tab-stop style:position="8.999cm" style:type="right" style:leader-style="dotted" style:leader-text="."/>
        </style:tab-stops>
      </style:paragraph-properties>
      <style:text-properties officeooo:paragraph-rsid="0020deb1"/>
    </style:style>
    <style:style style:name="P50" style:family="paragraph" style:parent-style-name="_5f_Paragraphe_20_livret_20_réponse_20_élève" style:list-style-name="liste_5f_abc">
      <style:paragraph-properties fo:margin-top="0.101cm" fo:margin-bottom="0.101cm" style:contextual-spacing="false">
        <style:tab-stops>
          <style:tab-stop style:position="4.115cm"/>
          <style:tab-stop style:position="8.999cm" style:type="right" style:leader-style="dotted" style:leader-text="."/>
        </style:tab-stops>
      </style:paragraph-properties>
    </style:style>
    <style:style style:name="P51" style:family="paragraph" style:parent-style-name="_5f_Paragraphe_20_livret_20_réponse_20_élève" style:list-style-name="liste_5f_abc">
      <style:paragraph-properties fo:margin-top="0.101cm" fo:margin-bottom="0.101cm" style:contextual-spacing="false">
        <style:tab-stops>
          <style:tab-stop style:position="4.115cm"/>
          <style:tab-stop style:position="8.999cm" style:type="right" style:leader-style="dotted" style:leader-text="."/>
        </style:tab-stops>
      </style:paragraph-properties>
      <style:text-properties officeooo:paragraph-rsid="0020deb1"/>
    </style:style>
    <style:style style:name="P52" style:family="paragraph" style:parent-style-name="_5f_Paragraphe_20_livret_20_réponse_20_élève" style:list-style-name="_5f_Numérotation_20_des_20_exercices_20_livrets">
      <style:paragraph-properties fo:margin-top="0cm" fo:margin-bottom="0cm" style:contextual-spacing="false" style:line-height-at-least="0.6cm">
        <style:tab-stops>
          <style:tab-stop style:position="0.349cm"/>
          <style:tab-stop style:position="9.1cm" style:type="right" style:leader-style="dotted" style:leader-text="."/>
        </style:tab-stops>
      </style:paragraph-properties>
    </style:style>
    <style:style style:name="P53" style:family="paragraph" style:parent-style-name="_5f_Paragraphe_20_livret_20_réponse_20_élève" style:list-style-name="_5f_Numérotation_20_des_20_exercices_20_livrets">
      <style:paragraph-properties fo:margin-top="0cm" fo:margin-bottom="0cm" style:contextual-spacing="false" style:line-height-at-least="0.6cm">
        <style:tab-stops>
          <style:tab-stop style:position="0.349cm"/>
          <style:tab-stop style:position="9.1cm" style:type="right" style:leader-style="dotted" style:leader-text="."/>
        </style:tab-stops>
      </style:paragraph-properties>
      <style:text-properties style:use-window-font-color="true" loext:opacity="0%" fo:background-color="#ffff00"/>
    </style:style>
    <style:style style:name="P54" style:family="paragraph" style:parent-style-name="_5f_Paragraphe_20_livret_20_réponse_20_élève" style:list-style-name="_5f_Numérotation_20_des_20_exercices_20_livrets">
      <style:paragraph-properties fo:margin-top="0cm" fo:margin-bottom="0cm" style:contextual-spacing="false" style:line-height-at-least="0.7cm">
        <style:tab-stops>
          <style:tab-stop style:position="0.349cm"/>
          <style:tab-stop style:position="9.1cm" style:type="right" style:leader-style="dotted" style:leader-text="."/>
        </style:tab-stops>
      </style:paragraph-properties>
      <style:text-properties style:use-window-font-color="true" loext:opacity="0%" fo:background-color="#ffff00"/>
    </style:style>
    <style:style style:name="P55" style:family="paragraph" style:parent-style-name="_5f_Paragraphe_20_livret_20_réponse_20_élève" style:list-style-name="_5f_Numérotation_20_des_20_exercices_20_livrets">
      <style:paragraph-properties fo:margin-top="0cm" fo:margin-bottom="0cm" style:contextual-spacing="false" style:line-height-at-least="0.7cm">
        <style:tab-stops>
          <style:tab-stop style:position="0.349cm"/>
          <style:tab-stop style:position="9.1cm" style:type="right" style:leader-style="dotted" style:leader-text="."/>
        </style:tab-stops>
      </style:paragraph-properties>
      <style:text-properties style:use-window-font-color="true" loext:opacity="0%" officeooo:paragraph-rsid="00228618" fo:background-color="#ffff00"/>
    </style:style>
    <style:style style:name="P56" style:family="paragraph" style:parent-style-name="_5f_Paragraphe_20_livret_20_réponse_20_élève" style:list-style-name="_5f_Numérotation_20_des_20_exercices_20_livrets">
      <style:paragraph-properties fo:margin-top="0cm" fo:margin-bottom="0cm" style:contextual-spacing="false" style:line-height-at-least="0.6cm">
        <style:tab-stops>
          <style:tab-stop style:position="0.349cm"/>
          <style:tab-stop style:position="9.1cm" style:type="right" style:leader-style="dotted" style:leader-text="."/>
        </style:tab-stops>
      </style:paragraph-properties>
      <style:text-properties fo:background-color="#ffff00"/>
    </style:style>
    <style:style style:name="P57" style:family="paragraph" style:parent-style-name="_5f_Paragraphe_20_livret_20_réponse_20_élève">
      <style:paragraph-properties fo:margin-top="0cm" fo:margin-bottom="0cm" style:contextual-spacing="false" style:line-height-at-least="0.7cm">
        <style:tab-stops>
          <style:tab-stop style:position="0.349cm"/>
          <style:tab-stop style:position="9.1cm" style:type="right" style:leader-style="dotted" style:leader-text="."/>
        </style:tab-stops>
      </style:paragraph-properties>
      <style:text-properties officeooo:paragraph-rsid="00259e4f"/>
    </style:style>
    <style:style style:name="P58" style:family="paragraph" style:parent-style-name="_5f_Pied_20_de_20_page" style:list-style-name=""/>
    <style:style style:name="P59" style:family="paragraph" style:parent-style-name="_5f_Pied_20_de_20_page" style:list-style-name="">
      <style:paragraph-properties fo:text-align="end" style:justify-single-word="false"/>
    </style:style>
    <style:style style:name="P60" style:family="paragraph" style:parent-style-name="_5f_Pied_20_de_20_page">
      <style:paragraph-properties fo:text-align="end" style:justify-single-word="false"/>
    </style:style>
    <style:style style:name="P6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P62" style:family="paragraph" style:parent-style-name="_5f_Titre_20_d_27_exercices_20_livret" style:list-style-name="_5f_Numérotation_20_des_20_exercices_20_livrets">
      <style:paragraph-properties fo:margin-top="0cm" fo:margin-bottom="0cm" style:contextual-spacing="false" fo:text-align="center" style:justify-single-word="false"/>
    </style:style>
    <style:style style:name="P63" style:family="paragraph" style:parent-style-name="_5f_Titre_20_d_27_exercices_20_livret_20_sans_20_titre" style:list-style-name="Num_5f_Exo">
      <style:paragraph-properties fo:margin-top="0.499cm" fo:margin-bottom="0.199cm" style:contextual-spacing="false"/>
    </style:style>
    <style:style style:name="P64" style:family="paragraph">
      <loext:graphic-properties draw:fill="solid" draw:fill-color="#ffff00"/>
      <style:paragraph-properties fo:text-align="center"/>
    </style:style>
    <style:style style:name="P65" style:family="paragraph">
      <loext:graphic-properties draw:fill="solid" draw:fill-color="#ffff00"/>
      <style:paragraph-properties fo:text-align="center"/>
      <style:text-properties fo:font-size="12pt"/>
    </style:style>
    <style:style style:name="P66"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writing-mode="lr-tb"/>
    </style:style>
    <style:style style:name="P6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7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P7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00" loext:opacity="100%"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73" style:family="paragraph">
      <loext:graphic-properties draw:fill="solid" draw:fill-color="#808000"/>
      <style:paragraph-properties fo:text-align="center"/>
    </style:style>
    <style:style style:name="P74" style:family="paragraph">
      <style:paragraph-properties fo:margin-top="0cm" fo:margin-bottom="0.199cm" fo:text-align="center" style:writing-mode="lr-tb"/>
      <style:text-properties fo:color="#ffffff" loext:opacity="100%" style:font-name="Bitstream Vera Sans5" fo:font-size="11pt" fo:font-weight="bold" style:font-size-asian="11pt" style:font-weight-asian="bold" style:font-size-complex="11pt" style:font-weight-complex="bold"/>
    </style:style>
    <style:style style:name="P75" style:family="paragraph">
      <loext:graphic-properties draw:fill-color="#e8c32a"/>
      <style:paragraph-properties fo:margin-top="0cm" fo:margin-bottom="0.199cm" fo:text-align="center" style:writing-mode="lr-tb"/>
      <style:text-properties fo:color="#ffffff" loext:opacity="100%" style:font-name="Bitstream Vera Sans5" fo:font-size="11pt" fo:font-weight="bold" style:font-size-asian="11pt" style:font-weight-asian="bold" style:font-size-complex="11pt" style:font-weight-complex="bold"/>
    </style:style>
    <style:style style:name="P76" style:family="paragraph">
      <style:paragraph-properties fo:text-align="center"/>
    </style:style>
    <style:style style:name="P77"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P78" style:family="paragraph">
      <loext:graphic-properties draw:fill="solid" draw:fill-color="#d7e12c"/>
    </style:style>
    <style:style style:name="P79" style:family="paragraph">
      <loext:graphic-properties draw:fill="solid" draw:fill-color="#d7e12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officeooo:rsid="00291182" style:font-size-asian="12pt" style:font-size-complex="12pt"/>
    </style:style>
    <style:style style:name="T6" style:family="text">
      <style:text-properties fo:font-size="12pt" style:font-size-asian="12pt" style:font-style-asian="normal" style:font-size-complex="12pt" style:font-style-complex="normal"/>
    </style:style>
    <style:style style:name="T7" style:family="text">
      <style:text-properties fo:font-size="12pt" style:font-name-asian="OpenSymbol3" style:font-size-asian="12pt" style:font-style-asian="normal" style:font-name-complex="OpenSymbol3" style:font-size-complex="12pt" style:font-style-complex="normal"/>
    </style:style>
    <style:style style:name="T8" style:family="text">
      <style:text-properties fo:font-size="12pt" fo:language="zxx" fo:country="none" fo:font-weight="normal" style:font-name-asian="Times New Roman" style:font-size-asian="12pt" style:language-asian="zxx" style:country-asian="none" style:font-weight-asian="normal" style:font-name-complex="Times New Roman" style:font-size-complex="12pt" style:font-weight-complex="normal"/>
    </style:style>
    <style:style style:name="T9" style:family="text">
      <style:text-properties fo:font-size="12pt" fo:font-weight="normal" style:font-name-asian="Times New Roman" style:font-size-asian="12pt" style:font-weight-asian="normal" style:font-name-complex="Times New Roman" style:font-size-complex="12pt" style:font-weight-complex="normal"/>
    </style:style>
    <style:style style:name="T10" style:family="text">
      <style:text-properties fo:font-size="12pt" fo:background-color="#ffff00" loext:char-shading-value="0" style:font-size-asian="12pt" style:font-size-complex="12pt"/>
    </style:style>
    <style:style style:name="T11" style:family="text">
      <style:text-properties fo:font-size="12pt" fo:background-color="#ffff00" loext:char-shading-value="0" style:font-size-asian="12pt" style:font-style-asian="normal" style:font-size-complex="12pt" style:font-style-complex="normal"/>
    </style:style>
    <style:style style:name="T12" style:family="text">
      <style:text-properties fo:font-size="12pt" fo:background-color="transparent" loext:char-shading-value="0" style:font-size-asian="12pt" style:font-size-complex="12pt"/>
    </style:style>
    <style:style style:name="T13" style:family="text">
      <style:text-properties fo:font-size="12pt" fo:background-color="transparent" loext:char-shading-value="0" style:font-size-asian="12pt" style:font-style-asian="normal" style:font-size-complex="12pt" style:font-style-complex="normal"/>
    </style:style>
    <style:style style:name="T14" style:family="text">
      <style:text-properties style:font-name="Times New Roman" fo:font-size="12pt" fo:font-style="italic" style:font-size-asian="12pt" style:font-style-asian="italic" style:font-size-complex="12pt" style:font-style-complex="italic"/>
    </style:style>
    <style:style style:name="T15" style:family="text">
      <style:text-properties style:font-name="Times New Roman" fo:font-size="12pt" fo:font-style="italic" fo:background-color="#ffff00" loext:char-shading-value="0" style:font-size-asian="12pt" style:font-style-asian="italic" style:font-size-complex="12pt" style:font-style-complex="italic"/>
    </style:style>
    <style:style style:name="T16" style:family="text">
      <style:text-properties style:font-name="Times New Roman" fo:font-size="12pt" fo:font-style="normal" style:font-size-asian="12pt" style:font-style-asian="normal" style:font-size-complex="12pt" style:font-style-complex="normal"/>
    </style:style>
    <style:style style:name="T17" style:family="text">
      <style:text-properties style:font-name="Times New Roman" fo:font-style="normal" style:font-style-asian="normal" style:font-style-complex="normal"/>
    </style:style>
    <style:style style:name="T18" style:family="text">
      <style:text-properties style:font-name="Times New Roman" fo:font-style="italic" style:font-style-asian="italic" style:font-style-complex="italic"/>
    </style:style>
    <style:style style:name="T19" style:family="text">
      <style:text-properties style:text-position="super 58%"/>
    </style:style>
    <style:style style:name="T20" style:family="text">
      <style:text-properties style:text-position="super 58%" style:font-name="Bitstream Vera Sans5" fo:font-size="12pt" fo:font-style="normal" style:font-name-asian="OpenSymbol3" style:font-size-asian="12pt" style:font-style-asian="normal" style:font-name-complex="OpenSymbol3" style:font-size-complex="12pt" style:font-style-complex="normal"/>
    </style:style>
    <style:style style:name="T21" style:family="text">
      <style:text-properties style:text-position="super 58%" style:font-name="Bitstream Vera Sans5" fo:font-size="12pt" fo:font-style="normal" style:font-size-asian="12pt" style:font-style-asian="normal" style:font-size-complex="12pt" style:font-style-complex="normal"/>
    </style:style>
    <style:style style:name="T22" style:family="text">
      <style:text-properties style:text-position="super 58%" style:font-name="Bitstream Vera Sans5" fo:background-color="#ffff00" loext:char-shading-value="0"/>
    </style:style>
    <style:style style:name="T23" style:family="text">
      <style:text-properties style:text-position="super 58%" style:font-name="OpenSymbol3" fo:font-size="10pt" fo:font-style="normal" style:font-name-asian="OpenSymbol3" style:font-size-asian="10pt" style:font-style-asian="normal" style:font-name-complex="OpenSymbol3" style:font-size-complex="10pt" style:font-style-complex="normal"/>
    </style:style>
    <style:style style:name="T24" style:family="text">
      <style:text-properties style:text-position="super 58%" fo:background-color="#ffff00" loext:char-shading-value="0"/>
    </style:style>
    <style:style style:name="T25" style:family="text">
      <style:text-properties fo:color="#000000" loext:opacity="100%"/>
    </style:style>
    <style:style style:name="T26" style:family="text">
      <style:text-properties fo:color="#000000" loext:opacity="100%" style:font-name="OpenSymbol3"/>
    </style:style>
    <style:style style:name="T27" style:family="text">
      <style:text-properties fo:color="#000000" loext:opacity="100%" style:font-name="OpenSymbol3" fo:font-weight="normal" style:font-size-asian="12pt" style:font-style-asian="normal" style:font-size-complex="12pt" style:font-style-complex="normal"/>
    </style:style>
    <style:style style:name="T28" style:family="text">
      <style:text-properties fo:color="#000000" loext:opacity="100%" style:font-name="OpenSymbol3" fo:font-size="10pt" fo:font-style="normal" fo:font-weight="normal" style:font-name-asian="OpenSymbol3" style:font-size-asian="10pt" style:font-style-asian="normal" style:font-name-complex="OpenSymbol3" style:font-size-complex="10pt" style:font-style-complex="normal"/>
    </style:style>
    <style:style style:name="T29" style:family="text">
      <style:text-properties fo:color="#000000" loext:opacity="100%" style:font-name="OpenSymbol3" style:font-name-asian="OpenSymbol3" style:font-name-complex="OpenSymbol3"/>
    </style:style>
    <style:style style:name="T30" style:family="text">
      <style:text-properties fo:color="#000000" loext:opacity="100%" style:font-name="OpenSymbol3" fo:font-style="normal" style:font-name-asian="OpenSymbol3" style:font-style-asian="normal" style:font-name-complex="OpenSymbol3" style:font-style-complex="normal"/>
    </style:style>
    <style:style style:name="T31" style:family="text">
      <style:text-properties fo:color="#000000" loext:opacity="100%" style:font-name="OpenSymbol3" fo:background-color="#ffff00" loext:char-shading-value="0"/>
    </style:style>
    <style:style style:name="T32" style:family="text">
      <style:text-properties fo:color="#000000" loext:opacity="100%" style:font-name="OpenSymbol3" fo:background-color="#ffff00" loext:char-shading-value="0" style:font-name-asian="OpenSymbol3" style:font-name-complex="OpenSymbol3"/>
    </style:style>
    <style:style style:name="T33" style:family="text">
      <style:text-properties fo:color="#000000" loext:opacity="100%" style:font-name="OpenSymbol3" officeooo:rsid="00228618" fo:background-color="#ffff00" loext:char-shading-value="0" style:font-name-asian="OpenSymbol3" style:font-style-asian="normal" style:font-name-complex="OpenSymbol3" style:font-style-complex="normal"/>
    </style:style>
    <style:style style:name="T34" style:family="text">
      <style:text-properties fo:color="#000000" loext:opacity="100%" style:text-outline="false" style:text-line-through-style="none" style:text-line-through-type="none" style:font-name="Bitstream Vera Sans5"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35" style:family="text">
      <style:text-properties fo:color="#000000" loext:opacity="100%" style:font-name="Bitstream Vera Sans5"/>
    </style:style>
    <style:style style:name="T36" style:family="text">
      <style:text-properties fo:color="#000000" loext:opacity="100%" style:font-name="Bitstream Vera Sans5"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37" style:family="text">
      <style:text-properties fo:color="#000000" loext:opacity="100%" style:font-name="Bitstream Vera Sans5" fo:font-weight="normal" style:font-size-asian="12pt" style:font-style-asian="normal" style:font-size-complex="12pt" style:font-style-complex="normal"/>
    </style:style>
    <style:style style:name="T38" style:family="text">
      <style:text-properties fo:color="#000000" loext:opacity="100%" style:font-name="Bitstream Vera Sans5" fo:font-style="normal" fo:font-weight="normal" style:font-size-asian="12pt" style:font-style-asian="normal" style:font-size-complex="12pt" style:font-style-complex="normal"/>
    </style:style>
    <style:style style:name="T39" style:family="text">
      <style:text-properties fo:color="#000000" loext:opacity="100%" style:font-name="Bitstream Vera Sans5" fo:font-style="normal" style:font-style-asian="normal" style:font-style-complex="normal"/>
    </style:style>
    <style:style style:name="T40" style:family="text">
      <style:text-properties fo:color="#000000" loext:opacity="100%" style:font-name="Bitstream Vera Sans5" fo:font-style="normal" fo:background-color="#ffff00" loext:char-shading-value="0" style:font-style-asian="normal" style:font-style-complex="normal"/>
    </style:style>
    <style:style style:name="T41" style:family="text">
      <style:text-properties fo:color="#000000" loext:opacity="100%" style:font-name="Bitstream Vera Sans5" fo:background-color="#ffff00" loext:char-shading-value="0"/>
    </style:style>
    <style:style style:name="T42" style:family="text">
      <style:text-properties fo:color="#000000" loext:opacity="100%" fo:font-weight="normal" style:font-size-asian="12pt" style:font-style-asian="normal" style:font-size-complex="12pt" style:font-style-complex="normal"/>
    </style:style>
    <style:style style:name="T43" style:family="text">
      <style:text-properties fo:color="#000000" loext:opacity="100%" style:font-name="Times New Roman3" fo:font-size="12pt" fo:font-style="italic" fo:font-weight="normal" style:font-size-asian="12pt" style:font-style-asian="normal" style:font-size-complex="12pt" style:font-style-complex="normal"/>
    </style:style>
    <style:style style:name="T44" style:family="text">
      <style:text-properties fo:color="#000000" loext:opacity="100%" style:font-name="Times New Roman3" fo:font-size="12pt" fo:font-style="italic" fo:background-color="#ffff00" loext:char-shading-value="0" style:font-size-asian="12pt" style:font-style-asian="italic" style:font-size-complex="12pt" style:font-style-complex="italic"/>
    </style:style>
    <style:style style:name="T45" style:family="text">
      <style:text-properties fo:color="#000000" loext:opacity="100%" style:font-name="Times New Roman" fo:font-size="12pt" fo:font-style="italic" style:font-size-asian="12pt" style:font-style-asian="italic" style:font-size-complex="12pt" style:font-style-complex="italic"/>
    </style:style>
    <style:style style:name="T46" style:family="text">
      <style:text-properties fo:color="#000000" loext:opacity="100%" style:font-name="Times New Roman" fo:font-size="12pt" fo:font-style="italic" fo:background-color="#ffff00" loext:char-shading-value="0" style:font-size-asian="12pt" style:font-style-asian="italic" style:font-size-complex="12pt" style:font-style-complex="italic"/>
    </style:style>
    <style:style style:name="T47" style:family="text">
      <style:text-properties fo:color="#000000" loext:opacity="100%" style:font-name="Times New Roman" fo:font-style="normal" style:font-style-asian="normal" style:font-style-complex="normal"/>
    </style:style>
    <style:style style:name="T48" style:family="text">
      <style:text-properties fo:color="#000000" loext:opacity="100%" style:font-name="Times New Roman" fo:font-style="normal" fo:background-color="#ffff00" loext:char-shading-value="0" style:font-style-asian="normal" style:font-style-complex="normal"/>
    </style:style>
    <style:style style:name="T49" style:family="text">
      <style:text-properties fo:color="#000000" loext:opacity="100%" fo:background-color="#ffff00" loext:char-shading-value="0"/>
    </style:style>
    <style:style style:name="T50" style:family="text">
      <style:text-properties fo:color="#000000" loext:opacity="100%" fo:background-color="#ffff00" loext:char-shading-value="0" style:font-style-asian="normal" style:font-style-complex="normal"/>
    </style:style>
    <style:style style:name="T51" style:family="text">
      <style:text-properties fo:color="#000000" loext:opacity="100%" style:font-name="Bitstream Vera Sans Mono" fo:font-size="10pt" fo:font-style="normal" fo:background-color="#ffff00" loext:char-shading-value="0" style:font-size-asian="10pt" style:font-style-asian="normal" style:font-size-complex="10pt" style:font-style-complex="normal"/>
    </style:style>
    <style:style style:name="T52" style:family="text">
      <style:text-properties style:font-name="OpenSymbol3"/>
    </style:style>
    <style:style style:name="T53" style:family="text">
      <style:text-properties style:font-name="OpenSymbol3" fo:font-style="normal" style:font-name-asian="OpenSymbol3" style:font-style-asian="normal" style:font-name-complex="OpenSymbol3" style:font-style-complex="normal"/>
    </style:style>
    <style:style style:name="T54" style:family="text">
      <style:text-properties style:font-name="OpenSymbol3" fo:font-style="normal" officeooo:rsid="00291182" style:font-name-asian="OpenSymbol3" style:font-style-asian="normal" style:font-name-complex="OpenSymbol3" style:font-style-complex="normal"/>
    </style:style>
    <style:style style:name="T55" style:family="text">
      <style:text-properties style:font-name="OpenSymbol3" fo:font-style="normal" style:font-name-asian="OpenSymbol3" style:font-size-asian="10pt" style:font-style-asian="normal" style:font-name-complex="OpenSymbol3" style:font-size-complex="10pt" style:font-style-complex="normal"/>
    </style:style>
    <style:style style:name="T56" style:family="text">
      <style:text-properties style:font-name="OpenSymbol3" fo:font-style="normal" style:font-style-asian="normal" style:font-style-complex="normal"/>
    </style:style>
    <style:style style:name="T57" style:family="text">
      <style:text-properties style:font-name="OpenSymbol3" fo:font-style="normal" fo:font-weight="normal" style:font-name-asian="OpenSymbol3" style:font-style-asian="normal" style:font-name-complex="OpenSymbol3" style:font-style-complex="normal"/>
    </style:style>
    <style:style style:name="T58" style:family="text">
      <style:text-properties style:font-name="OpenSymbol3" fo:font-style="normal" fo:font-weight="normal" officeooo:rsid="00259e4f" style:font-name-asian="OpenSymbol3" style:font-style-asian="normal" style:font-name-complex="OpenSymbol3" style:font-style-complex="normal"/>
    </style:style>
    <style:style style:name="T59" style:family="text">
      <style:text-properties style:font-name="OpenSymbol3" fo:font-size="10pt" fo:font-style="normal" style:font-name-asian="OpenSymbol3" style:font-size-asian="10pt" style:font-style-asian="normal" style:font-name-complex="OpenSymbol3" style:font-size-complex="10pt" style:font-style-complex="normal"/>
    </style:style>
    <style:style style:name="T60" style:family="text">
      <style:text-properties style:font-name="OpenSymbol3" fo:font-size="10pt" fo:font-style="normal" fo:font-weight="normal" style:font-size-asian="10pt" style:font-style-asian="normal" style:font-size-complex="10pt" style:font-style-complex="normal"/>
    </style:style>
    <style:style style:name="T61" style:family="text">
      <style:text-properties style:font-name="OpenSymbol3" fo:font-size="10pt" fo:font-style="normal" fo:font-weight="normal" style:font-name-asian="OpenSymbol3" style:font-size-asian="10pt" style:font-style-asian="normal" style:font-name-complex="OpenSymbol3" style:font-size-complex="10pt" style:font-style-complex="normal"/>
    </style:style>
    <style:style style:name="T62" style:family="text">
      <style:text-properties style:font-name="OpenSymbol3" fo:font-size="10pt" fo:font-style="normal" fo:font-weight="normal" fo:background-color="#ffff00" loext:char-shading-value="0" style:font-name-asian="OpenSymbol3" style:font-size-asian="10pt" style:font-style-asian="normal" style:font-name-complex="OpenSymbol3" style:font-size-complex="10pt" style:font-style-complex="normal"/>
    </style:style>
    <style:style style:name="T63" style:family="text">
      <style:text-properties style:font-name="OpenSymbol3" fo:font-size="10pt" fo:font-style="normal" fo:background-color="#ffff00" loext:char-shading-value="0" style:font-name-asian="OpenSymbol3" style:font-size-asian="10pt" style:font-style-asian="normal" style:font-name-complex="OpenSymbol3" style:font-size-complex="10pt" style:font-style-complex="normal"/>
    </style:style>
    <style:style style:name="T64" style:family="text">
      <style:text-properties style:font-name="OpenSymbol3" fo:font-size="10pt" fo:font-style="normal" fo:background-color="transparent" loext:char-shading-value="0" style:font-name-asian="OpenSymbol3" style:font-size-asian="10pt" style:font-style-asian="normal" style:font-name-complex="OpenSymbol3" style:font-size-complex="10pt" style:font-style-complex="normal"/>
    </style:style>
    <style:style style:name="T65" style:family="text">
      <style:text-properties style:font-name="OpenSymbol3" fo:font-size="10pt" fo:font-style="normal" fo:background-color="transparent" loext:char-shading-value="0" style:font-name-asian="OpenSymbol3" style:font-size-asian="10pt" style:font-style-asian="normal" style:font-name-complex="OpenSymbol3" style:font-size-complex="10pt" style:font-style-complex="normal"/>
    </style:style>
    <style:style style:name="T66" style:family="text">
      <style:text-properties style:font-name="OpenSymbol3" style:font-name-asian="OpenSymbol3" style:font-name-complex="OpenSymbol3"/>
    </style:style>
    <style:style style:name="T67" style:family="text">
      <style:text-properties style:font-name="OpenSymbol3" fo:font-weight="normal"/>
    </style:style>
    <style:style style:name="T68" style:family="text">
      <style:text-properties style:font-name="OpenSymbol3" fo:font-size="12pt" fo:font-style="normal" fo:font-weight="normal" officeooo:rsid="00259e4f" style:font-name-asian="OpenSymbol3" style:font-size-asian="12pt" style:font-style-asian="normal" style:font-name-complex="OpenSymbol3" style:font-size-complex="12pt" style:font-style-complex="normal"/>
    </style:style>
    <style:style style:name="T69" style:family="text">
      <style:text-properties style:font-name="Bitstream Vera Sans5"/>
    </style:style>
    <style:style style:name="T70" style:family="text">
      <style:text-properties style:font-name="Bitstream Vera Sans5" fo:font-style="normal" style:font-name-asian="OpenSymbol3" style:font-style-asian="normal" style:font-name-complex="OpenSymbol3" style:font-style-complex="normal"/>
    </style:style>
    <style:style style:name="T71" style:family="text">
      <style:text-properties style:font-name="Bitstream Vera Sans5" fo:font-style="normal" officeooo:rsid="00291182" style:font-name-asian="OpenSymbol3" style:font-style-asian="normal" style:font-name-complex="OpenSymbol3" style:font-style-complex="normal"/>
    </style:style>
    <style:style style:name="T72" style:family="text">
      <style:text-properties style:font-name="Bitstream Vera Sans5" fo:font-style="normal" style:font-style-asian="normal" style:font-style-complex="normal"/>
    </style:style>
    <style:style style:name="T73" style:family="text">
      <style:text-properties style:font-name="Bitstream Vera Sans5" fo:font-style="normal" fo:font-weight="normal" style:font-style-asian="normal" style:font-style-complex="normal"/>
    </style:style>
    <style:style style:name="T74" style:family="text">
      <style:text-properties style:font-name="Bitstream Vera Sans5" fo:font-style="normal" fo:font-weight="normal" officeooo:rsid="00259e4f" style:font-style-asian="normal" style:font-style-complex="normal"/>
    </style:style>
    <style:style style:name="T75" style:family="text">
      <style:text-properties style:font-name="Bitstream Vera Sans5" fo:font-size="10pt" fo:font-style="normal" style:font-size-asian="10pt" style:font-style-asian="normal" style:font-size-complex="10pt" style:font-style-complex="normal"/>
    </style:style>
    <style:style style:name="T76" style:family="text">
      <style:text-properties style:font-name="Bitstream Vera Sans5"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77" style:family="text">
      <style:text-properties style:font-name="Bitstream Vera Sans5" fo:font-size="10pt" fo:font-style="normal" fo:background-color="#ffff00" loext:char-shading-value="0" style:font-size-asian="10pt" style:font-style-asian="normal" style:font-size-complex="10pt" style:font-style-complex="normal"/>
    </style:style>
    <style:style style:name="T78" style:family="text">
      <style:text-properties style:font-name="Bitstream Vera Sans5" fo:font-size="10pt" fo:language="zxx" fo:country="none" fo:font-style="italic" style:text-underline-style="none" fo:font-weight="normal" fo:background-color="transparent" loext:char-shading-value="0" style:font-name-asian="Times New Roman" style:font-size-asian="10pt" style:language-asian="zxx" style:country-asian="none" style:font-style-asian="italic" style:font-weight-asian="bold" style:font-name-complex="Times New Roman" style:font-size-complex="10pt" style:font-style-complex="italic" style:font-weight-complex="bold"/>
    </style:style>
    <style:style style:name="T79" style:family="text">
      <style:text-properties style:font-name="Bitstream Vera Sans5" fo:font-size="10pt" fo:language="zxx" fo:country="none" fo:font-style="normal" fo:font-weight="normal" style:font-name-asian="Times New Roman" style:font-size-asian="10pt" style:language-asian="zxx" style:country-asian="none" style:font-style-asian="normal" style:font-weight-asian="normal" style:font-name-complex="Times New Roman" style:font-size-complex="10pt" style:font-style-complex="normal" style:font-weight-complex="normal"/>
    </style:style>
    <style:style style:name="T80" style:family="text">
      <style:text-properties style:font-name="Bitstream Vera Sans5" fo:font-size="11pt" fo:font-style="normal" style:font-name-asian="OpenSymbol3" style:font-size-asian="11pt" style:font-style-asian="normal" style:font-name-complex="OpenSymbol3" style:font-size-complex="11pt" style:font-style-complex="normal"/>
    </style:style>
    <style:style style:name="T81" style:family="text">
      <style:text-properties style:font-name="Bitstream Vera Sans5" fo:font-size="11pt" fo:font-style="normal" style:font-size-asian="11pt" style:font-style-asian="normal" style:font-size-complex="11pt" style:font-style-complex="normal"/>
    </style:style>
    <style:style style:name="T82" style:family="text">
      <style:text-properties style:font-name="Bitstream Vera Sans5" fo:font-size="12pt" fo:font-style="normal" style:font-name-asian="OpenSymbol3" style:font-size-asian="12pt" style:font-style-asian="normal" style:font-name-complex="OpenSymbol3" style:font-size-complex="12pt" style:font-style-complex="normal"/>
    </style:style>
    <style:style style:name="T83" style:family="text">
      <style:text-properties style:font-name="Bitstream Vera Sans5" fo:font-size="12pt" fo:font-style="normal" officeooo:rsid="00291182" style:font-name-asian="OpenSymbol3" style:font-size-asian="12pt" style:font-style-asian="normal" style:font-name-complex="OpenSymbol3" style:font-size-complex="12pt" style:font-style-complex="normal"/>
    </style:style>
    <style:style style:name="T84" style:family="text">
      <style:text-properties style:font-name="Bitstream Vera Sans5" fo:font-size="12pt" fo:font-style="normal" style:font-size-asian="12pt" style:font-style-asian="normal" style:font-size-complex="12pt" style:font-style-complex="normal"/>
    </style:style>
    <style:style style:name="T85" style:family="text">
      <style:text-properties style:font-name="Bitstream Vera Sans5" fo:font-size="12pt" fo:font-style="normal" fo:font-weight="normal" style:font-size-asian="12pt" style:font-style-asian="normal" style:font-size-complex="12pt" style:font-style-complex="normal"/>
    </style:style>
    <style:style style:name="T86" style:family="text">
      <style:text-properties style:font-name="Bitstream Vera Sans5" fo:font-size="12pt" fo:font-style="normal" fo:font-weight="normal" officeooo:rsid="00259e4f" style:font-size-asian="12pt" style:font-style-asian="normal" style:font-size-complex="12pt" style:font-style-complex="normal"/>
    </style:style>
    <style:style style:name="T87" style:family="text">
      <style:text-properties style:font-name="Bitstream Vera Sans5" fo:font-size="12pt" fo:font-style="normal" officeooo:rsid="00259e4f" fo:background-color="#ffff00" loext:char-shading-value="0" style:font-name-asian="OpenSymbol3" style:font-size-asian="12pt" style:font-style-asian="normal" style:font-name-complex="OpenSymbol3" style:font-size-complex="12pt" style:font-style-complex="normal"/>
    </style:style>
    <style:style style:name="T88" style:family="text">
      <style:text-properties style:font-name="Bitstream Vera Sans5" fo:font-size="12pt" fo:font-style="normal" fo:background-color="transparent" loext:char-shading-value="0" style:font-name-asian="OpenSymbol3" style:font-size-asian="12pt" style:font-style-asian="normal" style:font-name-complex="OpenSymbol3" style:font-size-complex="12pt" style:font-style-complex="normal"/>
    </style:style>
    <style:style style:name="T89" style:family="text">
      <style:text-properties style:font-name="Bitstream Vera Sans5" fo:font-size="12pt" fo:font-style="normal" officeooo:rsid="00259e4f" fo:background-color="transparent" loext:char-shading-value="0" style:font-name-asian="OpenSymbol3" style:font-size-asian="12pt" style:font-style-asian="normal" style:font-name-complex="OpenSymbol3" style:font-size-complex="12pt" style:font-style-complex="normal"/>
    </style:style>
    <style:style style:name="T90" style:family="text">
      <style:text-properties style:font-name="Bitstream Vera Sans5" fo:font-size="12pt" fo:font-style="normal" officeooo:rsid="00259e4f" fo:background-color="transparent" loext:char-shading-value="0" style:font-name-asian="OpenSymbol3" style:font-size-asian="12pt" style:font-style-asian="normal" style:font-name-complex="OpenSymbol3" style:font-size-complex="12pt" style:font-style-complex="normal"/>
    </style:style>
    <style:style style:name="T91" style:family="text">
      <style:text-properties style:font-name="Bitstream Vera Sans5" fo:font-size="12pt" fo:font-style="normal" fo:background-color="transparent" loext:char-shading-value="0" style:font-size-asian="12pt" style:font-style-asian="normal" style:font-size-complex="12pt" style:font-style-complex="normal"/>
    </style:style>
    <style:style style:name="T92" style:family="text">
      <style:text-properties style:font-name="Bitstream Vera Sans5" fo:font-size="12pt" fo:font-style="italic" fo:font-weight="normal" style:font-size-asian="12pt" style:font-size-complex="12pt"/>
    </style:style>
    <style:style style:name="T93" style:family="text">
      <style:text-properties style:font-name="Bitstream Vera Sans5" fo:font-size="12pt" fo:font-style="italic" fo:font-weight="normal" officeooo:rsid="00259e4f" style:font-size-asian="12pt" style:font-size-complex="12pt"/>
    </style:style>
    <style:style style:name="T94" style:family="text">
      <style:text-properties style:font-name="Bitstream Vera Sans5" fo:font-size="12pt" fo:font-style="italic" fo:font-weight="normal" style:font-size-asian="12pt" style:font-style-asian="normal" style:font-size-complex="12pt" style:font-style-complex="normal"/>
    </style:style>
    <style:style style:name="T95" style:family="text">
      <style:text-properties style:font-name="Bitstream Vera Sans5" fo:font-size="12pt" fo:font-style="italic" fo:font-weight="normal" officeooo:rsid="00259e4f" style:font-size-asian="12pt" style:font-style-asian="normal" style:font-size-complex="12pt" style:font-style-complex="normal"/>
    </style:style>
    <style:style style:name="T96" style:family="text">
      <style:text-properties style:font-name="Bitstream Vera Sans5" fo:font-style="italic" style:font-style-asian="italic" style:font-style-complex="italic"/>
    </style:style>
    <style:style style:name="T97" style:family="text">
      <style:text-properties style:font-name="Bitstream Vera Sans5" fo:font-weight="normal"/>
    </style:style>
    <style:style style:name="T98" style:family="text">
      <style:text-properties style:font-name="Bitstream Vera Sans5" fo:font-weight="normal" style:font-size-asian="12pt" style:font-size-complex="12pt"/>
    </style:style>
    <style:style style:name="T99" style:family="text">
      <style:text-properties style:font-name="Bitstream Vera Sans5" fo:background-color="#ffff00" loext:char-shading-value="0"/>
    </style:style>
    <style:style style:name="T100" style:family="text">
      <style:text-properties style:text-position="0% 100%"/>
    </style:style>
    <style:style style:name="T101" style:family="text">
      <style:text-properties style:text-position="0% 100%" style:font-name="OpenSymbol3" fo:font-style="normal" style:font-name-asian="OpenSymbol3" style:font-style-asian="normal" style:font-name-complex="OpenSymbol3" style:font-style-complex="normal"/>
    </style:style>
    <style:style style:name="T102" style:family="text">
      <style:text-properties style:text-position="0% 100%" style:font-name="OpenSymbol3" fo:font-size="12pt" fo:font-style="normal" style:font-name-asian="OpenSymbol3" style:font-size-asian="12pt" style:font-style-asian="normal" style:font-name-complex="OpenSymbol3" style:font-size-complex="12pt" style:font-style-complex="normal"/>
    </style:style>
    <style:style style:name="T103" style:family="text">
      <style:text-properties style:text-position="0% 100%" style:font-name="OpenSymbol3" fo:font-size="10pt" fo:font-style="normal" style:font-name-asian="OpenSymbol3" style:font-size-asian="10pt" style:font-style-asian="normal" style:font-name-complex="OpenSymbol3" style:font-size-complex="10pt" style:font-style-complex="normal"/>
    </style:style>
    <style:style style:name="T104" style:family="text">
      <style:text-properties style:text-position="0% 100%" style:font-name="Bitstream Vera Sans5" fo:font-style="normal" style:font-name-asian="OpenSymbol3" style:font-style-asian="normal" style:font-name-complex="OpenSymbol3" style:font-style-complex="normal"/>
    </style:style>
    <style:style style:name="T105" style:family="text">
      <style:text-properties style:text-position="0% 100%" style:font-name="Bitstream Vera Sans5" fo:font-size="12pt" fo:font-style="normal" style:font-name-asian="OpenSymbol3" style:font-size-asian="12pt" style:font-style-asian="normal" style:font-name-complex="OpenSymbol3" style:font-size-complex="12pt" style:font-style-complex="normal"/>
    </style:style>
    <style:style style:name="T106" style:family="text">
      <style:text-properties style:text-position="0% 100%" style:font-name="Times New Roman2" fo:font-size="12pt" fo:font-style="italic" style:font-size-asian="12pt" style:font-style-asian="italic" style:font-size-complex="12pt" style:font-style-complex="italic"/>
    </style:style>
    <style:style style:name="T107" style:family="text">
      <style:text-properties style:text-position="0% 100%" fo:font-size="12pt" style:font-size-asian="12pt" style:font-size-complex="12pt"/>
    </style:style>
    <style:style style:name="T108" style:family="text">
      <style:text-properties style:text-position="0% 100%" fo:font-size="12pt" style:font-name-asian="OpenSymbol3" style:font-size-asian="12pt" style:font-style-asian="normal" style:font-name-complex="OpenSymbol3" style:font-size-complex="12pt" style:font-style-complex="normal"/>
    </style:style>
    <style:style style:name="T109" style:family="text">
      <style:text-properties style:font-name="Bitstream Vera Sans3" fo:font-size="10pt"/>
    </style:style>
    <style:style style:name="T110" style:family="text">
      <style:text-properties style:font-name="Bitstream Vera Sans3" fo:font-size="10pt" fo:font-style="normal" fo:background-color="#ffff00" loext:char-shading-value="0" style:font-size-asian="12pt" style:font-style-asian="normal" style:font-size-complex="12pt" style:font-style-complex="normal"/>
    </style:style>
    <style:style style:name="T111" style:family="text">
      <style:text-properties style:font-name="OpenSymbol1"/>
    </style:style>
    <style:style style:name="T112" style:family="text">
      <style:text-properties style:font-name="OpenSymbol1" fo:font-style="normal" style:font-name-asian="OpenSymbol3" style:font-size-asian="10pt" style:font-style-asian="normal" style:font-name-complex="OpenSymbol3" style:font-size-complex="10pt" style:font-style-complex="normal"/>
    </style:style>
    <style:style style:name="T113" style:family="text">
      <style:text-properties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14" style:family="text">
      <style:text-properties fo:font-size="10pt" fo:font-weight="normal" style:font-name-asian="Times New Roman" style:font-size-asian="10pt" style:font-weight-asian="normal" style:font-name-complex="Times New Roman" style:font-size-complex="10pt" style:font-weight-complex="normal"/>
    </style:style>
    <style:style style:name="T115" style:family="text">
      <style:text-properties fo:font-size="10pt" fo:language="zxx" fo:country="none" fo:font-style="normal" fo:font-weight="normal" style:font-name-asian="Times New Roman" style:font-size-asian="10pt" style:language-asian="zxx" style:country-asian="none" style:font-style-asian="normal" style:font-weight-asian="normal" style:font-name-complex="Times New Roman" style:font-size-complex="10pt" style:font-style-complex="normal" style:font-weight-complex="normal"/>
    </style:style>
    <style:style style:name="T116" style:family="text">
      <style:text-properties fo:font-size="10pt" fo:language="zxx" fo:country="none" fo:font-weight="normal" style:font-name-asian="Times New Roman" style:font-size-asian="10pt" style:language-asian="zxx" style:country-asian="none" style:font-weight-asian="normal" style:font-name-complex="Times New Roman" style:font-size-complex="10pt" style:font-weight-complex="normal"/>
    </style:style>
    <style:style style:name="T117" style:family="text">
      <style:text-properties style:font-name="Times New Roman3" fo:font-size="12pt" fo:font-style="italic" fo:font-weight="normal" style:font-size-asian="12pt" style:font-size-complex="12pt"/>
    </style:style>
    <style:style style:name="T118" style:family="text">
      <style:text-properties style:font-name="Times New Roman3" fo:font-size="12pt" fo:font-style="italic" style:font-size-asian="12pt" style:font-style-asian="italic" style:font-size-complex="12pt" style:font-style-complex="italic"/>
    </style:style>
    <style:style style:name="T119" style:family="text">
      <style:text-properties style:font-name="Times New Roman3" fo:font-size="12pt" fo:font-style="italic" fo:background-color="#ffff00" loext:char-shading-value="0" style:font-size-asian="12pt" style:font-style-asian="italic" style:font-size-complex="12pt" style:font-style-complex="italic"/>
    </style:style>
    <style:style style:name="T120" style:family="text">
      <style:text-properties fo:font-style="italic" style:font-style-asian="italic" style:font-style-complex="italic"/>
    </style:style>
    <style:style style:name="T121" style:family="text">
      <style:text-properties style:use-window-font-color="true" loext:opacity="0%" style:text-outline="false" style:text-line-through-style="none" style:text-line-through-type="none" style:font-name="Bitstream Vera Sans5"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122" style:family="text">
      <style:text-properties style:use-window-font-color="true" loext:opacity="0%" fo:background-color="#ffff00" loext:char-shading-value="0"/>
    </style:style>
    <style:style style:name="T123" style:family="text">
      <style:text-properties style:use-window-font-color="true" loext:opacity="0%" fo:background-color="#ffff00" loext:char-shading-value="0" style:font-size-asian="12pt" style:font-size-complex="12pt"/>
    </style:style>
    <style:style style:name="T124" style:family="text">
      <style:text-properties style:use-window-font-color="true" loext:opacity="0%" fo:background-color="#ffff00" loext:char-shading-value="0" style:font-style-asian="italic" style:font-style-complex="italic"/>
    </style:style>
    <style:style style:name="T125" style:family="text">
      <style:text-properties style:use-window-font-color="true" loext:opacity="0%" fo:background-color="#ffff00" loext:char-shading-value="0" style:font-name-asian="OpenSymbol3" style:font-size-asian="10pt" style:font-style-asian="normal" style:font-name-complex="OpenSymbol3" style:font-size-complex="10pt" style:font-style-complex="normal"/>
    </style:style>
    <style:style style:name="T126" style:family="text">
      <style:text-properties style:use-window-font-color="true" loext:opacity="0%" style:text-position="0% 100%" fo:background-color="#ffff00" loext:char-shading-value="0"/>
    </style:style>
    <style:style style:name="T127" style:family="text">
      <style:text-properties style:use-window-font-color="true" loext:opacity="0%" style:font-name="Bitstream Vera Sans5" fo:font-size="12pt" fo:background-color="#ffff00" loext:char-shading-value="0" style:font-size-asian="12pt" style:font-style-asian="italic" style:font-size-complex="12pt" style:font-style-complex="italic"/>
    </style:style>
    <style:style style:name="T128" style:family="text">
      <style:text-properties style:use-window-font-color="true" loext:opacity="0%" style:font-name="Bitstream Vera Sans5" fo:font-size="12pt" fo:font-style="normal" fo:background-color="#ffff00" loext:char-shading-value="0" style:font-name-asian="OpenSymbol3" style:font-size-asian="12pt" style:font-style-asian="normal" style:font-name-complex="OpenSymbol3" style:font-size-complex="12pt" style:font-style-complex="normal"/>
    </style:style>
    <style:style style:name="T129" style:family="text">
      <style:text-properties style:use-window-font-color="true" loext:opacity="0%" style:font-name="Bitstream Vera Sans5" fo:font-size="12pt" fo:font-style="normal" officeooo:rsid="00259e4f" fo:background-color="#ffff00" loext:char-shading-value="0" style:font-name-asian="OpenSymbol3" style:font-size-asian="12pt" style:font-style-asian="normal" style:font-name-complex="OpenSymbol3" style:font-size-complex="12pt" style:font-style-complex="normal"/>
    </style:style>
    <style:style style:name="T130" style:family="text">
      <style:text-properties style:use-window-font-color="true" loext:opacity="0%" style:font-name="Bitstream Vera Sans5" fo:font-size="12pt" fo:font-style="italic" fo:font-weight="normal" fo:background-color="#ffff00" loext:char-shading-value="0" style:font-size-asian="12pt" style:font-style-asian="italic" style:font-size-complex="12pt" style:font-style-complex="italic"/>
    </style:style>
    <style:style style:name="T131" style:family="text">
      <style:text-properties style:use-window-font-color="true" loext:opacity="0%" style:font-name="Bitstream Vera Sans5" fo:font-size="10pt" fo:background-color="#ffff00" loext:char-shading-value="0" style:font-size-asian="10pt" style:font-size-complex="10pt"/>
    </style:style>
    <style:style style:name="T132" style:family="text">
      <style:text-properties style:use-window-font-color="true" loext:opacity="0%" style:font-name="Bitstream Vera Sans5" fo:font-size="10pt" fo:font-style="italic" officeooo:rsid="001ee9cb" fo:background-color="#ffff00" loext:char-shading-value="0" style:font-size-asian="10pt" style:font-size-complex="10pt"/>
    </style:style>
    <style:style style:name="T133" style:family="text">
      <style:text-properties style:use-window-font-color="true" loext:opacity="0%" style:font-name="Bitstream Vera Sans5" fo:font-size="10pt" fo:font-style="italic" officeooo:rsid="001ee9cb" fo:background-color="#ffff00" loext:char-shading-value="0" style:font-size-asian="10pt" style:font-style-asian="italic" style:font-size-complex="10pt" style:font-style-complex="italic"/>
    </style:style>
    <style:style style:name="T134" style:family="text">
      <style:text-properties style:use-window-font-color="true" loext:opacity="0%" style:font-name="Bitstream Vera Sans5" fo:background-color="#ffff00" loext:char-shading-value="0"/>
    </style:style>
    <style:style style:name="T135" style:family="text">
      <style:text-properties style:use-window-font-color="true" loext:opacity="0%" style:font-name="Bitstream Vera Sans5" fo:font-weight="normal" fo:background-color="#ffff00" loext:char-shading-value="0" style:font-style-asian="normal" style:font-style-complex="normal"/>
    </style:style>
    <style:style style:name="T136" style:family="text">
      <style:text-properties style:use-window-font-color="true" loext:opacity="0%" fo:font-size="12pt" fo:background-color="#ffff00" loext:char-shading-value="0" style:font-size-asian="12pt" style:font-size-complex="12pt"/>
    </style:style>
    <style:style style:name="T137" style:family="text">
      <style:text-properties style:use-window-font-color="true" loext:opacity="0%" fo:font-size="12pt" officeooo:rsid="001ee9cb" fo:background-color="#ffff00" loext:char-shading-value="0" style:font-size-asian="12pt" style:font-size-complex="12pt"/>
    </style:style>
    <style:style style:name="T138" style:family="text">
      <style:text-properties style:use-window-font-color="true" loext:opacity="0%" fo:font-size="12pt" fo:background-color="#ffff00" loext:char-shading-value="0" style:font-size-asian="12pt" style:font-style-asian="italic" style:font-size-complex="12pt" style:font-style-complex="italic"/>
    </style:style>
    <style:style style:name="T139" style:family="text">
      <style:text-properties style:use-window-font-color="true" loext:opacity="0%" fo:font-size="12pt" fo:background-color="#ffff00" loext:char-shading-value="0" style:font-size-asian="12pt" style:font-style-asian="normal" style:font-size-complex="12pt" style:font-style-complex="normal"/>
    </style:style>
    <style:style style:name="T140" style:family="text">
      <style:text-properties style:use-window-font-color="true" loext:opacity="0%" style:font-name="Times New Roman3" fo:font-size="12pt" fo:font-style="italic" fo:font-weight="normal" fo:background-color="#ffff00" loext:char-shading-value="0" style:font-size-asian="12pt" style:font-size-complex="12pt"/>
    </style:style>
    <style:style style:name="T141" style:family="text">
      <style:text-properties style:use-window-font-color="true" loext:opacity="0%" style:font-name="Times New Roman3" fo:font-size="12pt" fo:font-style="italic" fo:font-weight="normal" fo:background-color="#ffff00" loext:char-shading-value="0" style:font-size-asian="12pt" style:font-style-asian="normal" style:font-size-complex="12pt" style:font-style-complex="normal"/>
    </style:style>
    <style:style style:name="T142" style:family="text">
      <style:text-properties style:use-window-font-color="true" loext:opacity="0%" style:font-name="Times New Roman3" fo:font-size="12pt" fo:font-style="italic" fo:background-color="#ffff00" loext:char-shading-value="0" style:font-size-asian="12pt" style:font-style-asian="italic" style:font-size-complex="12pt" style:font-style-complex="italic"/>
    </style:style>
    <style:style style:name="T143" style:family="text">
      <style:text-properties style:use-window-font-color="true" loext:opacity="0%" fo:font-weight="normal" fo:background-color="#ffff00" loext:char-shading-value="0" style:font-size-asian="12pt" style:font-size-complex="12pt"/>
    </style:style>
    <style:style style:name="T144" style:family="text">
      <style:text-properties style:use-window-font-color="true" loext:opacity="0%" fo:font-weight="normal" fo:background-color="#ffff00" loext:char-shading-value="0" style:font-size-asian="12pt" style:font-style-asian="normal" style:font-size-complex="12pt" style:font-style-complex="normal"/>
    </style:style>
    <style:style style:name="T145" style:family="text">
      <style:text-properties style:use-window-font-color="true" loext:opacity="0%" fo:font-weight="normal" fo:background-color="#ffff00" loext:char-shading-value="0" style:font-style-asian="normal" style:font-style-complex="normal"/>
    </style:style>
    <style:style style:name="T146" style:family="text">
      <style:text-properties style:use-window-font-color="true" loext:opacity="0%" style:font-name="Times New Roman" fo:font-size="12pt" fo:font-style="italic" fo:background-color="#ffff00" loext:char-shading-value="0" style:font-size-asian="12pt" style:font-style-asian="italic" style:font-size-complex="12pt" style:font-style-complex="italic"/>
    </style:style>
    <style:style style:name="T147" style:family="text">
      <style:text-properties style:use-window-font-color="true" loext:opacity="0%" style:font-name="Times New Roman" fo:font-style="italic" fo:background-color="#ffff00" loext:char-shading-value="0" style:font-style-asian="italic" style:font-style-complex="italic"/>
    </style:style>
    <style:style style:name="T148" style:family="text">
      <style:text-properties style:use-window-font-color="true" loext:opacity="0%" style:font-name="OpenSymbol3" fo:font-style="normal" fo:background-color="#ffff00" loext:char-shading-value="0" style:font-name-asian="OpenSymbol3" style:font-style-asian="normal" style:font-name-complex="OpenSymbol3" style:font-style-complex="normal"/>
    </style:style>
    <style:style style:name="T149" style:family="text">
      <style:text-properties style:use-window-font-color="true" loext:opacity="0%" style:font-name="OpenSymbol3" fo:font-size="10pt" fo:font-style="normal" fo:font-weight="normal" fo:background-color="#ffff00" loext:char-shading-value="0" style:font-name-asian="OpenSymbol3" style:font-size-asian="10pt" style:font-style-asian="normal" style:font-name-complex="OpenSymbol3" style:font-size-complex="10pt" style:font-style-complex="normal"/>
    </style:style>
    <style:style style:name="T150" style:family="text">
      <style:text-properties style:use-window-font-color="true" loext:opacity="0%" style:font-name="OpenSymbol3" fo:font-size="10pt" fo:font-style="normal" fo:background-color="#ffff00" loext:char-shading-value="0" style:font-name-asian="OpenSymbol3" style:font-size-asian="10pt" style:font-style-asian="normal" style:font-name-complex="OpenSymbol3" style:font-size-complex="10pt" style:font-style-complex="normal"/>
    </style:style>
    <style:style style:name="T151" style:family="text">
      <style:text-properties style:use-window-font-color="true" loext:opacity="0%" style:font-name="OpenSymbol3" fo:background-color="#ffff00" loext:char-shading-value="0"/>
    </style:style>
    <style:style style:name="T152" style:family="text">
      <style:text-properties style:use-window-font-color="true" loext:opacity="0%" style:text-position="super 58%" fo:background-color="#ffff00" loext:char-shading-value="0"/>
    </style:style>
    <style:style style:name="T153" style:family="text">
      <style:text-properties style:use-window-font-color="true" loext:opacity="0%" fo:font-style="italic" fo:background-color="#ffff00" loext:char-shading-value="0" style:font-style-asian="italic" style:font-style-complex="italic"/>
    </style:style>
    <style:style style:name="T154" style:family="text">
      <style:text-properties style:text-outline="false" style:text-line-through-style="none" style:text-line-through-type="none" fo:language="zxx" fo:country="none" fo:text-shadow="none" style:text-underline-style="none" fo:background-color="transparent" loext:char-shading-value="0" style:font-name-asian="Times New Roman" style:language-asian="zxx" style:country-asian="none" style:font-weight-asian="normal" style:font-name-complex="Times New Roman" style:font-weight-complex="normal" style:text-emphasize="none" style:font-relief="none"/>
    </style:style>
    <style:style style:name="T155" style:family="text">
      <style:text-properties style:text-outline="false" style:text-line-through-style="none" style:text-line-through-type="none" fo:font-size="12pt" fo:language="zxx" fo:country="none" fo:text-shadow="none" style:text-underline-style="none" fo:font-weight="normal" fo:background-color="transparent" loext:char-shading-value="0" style:font-name-asian="Times New Roman" style:font-size-asian="12pt" style:language-asian="zxx" style:country-asian="none" style:font-weight-asian="normal" style:font-name-complex="Times New Roman" style:font-size-complex="12pt" style:font-weight-complex="normal" style:text-emphasize="none" style:font-relief="none"/>
    </style:style>
    <style:style style:name="T156" style:family="text">
      <style:text-properties style:text-outline="false" style:text-line-through-style="none" style:text-line-through-type="none" fo:font-size="10pt" fo:language="zxx" fo:country="none" fo:text-shadow="none" style:text-underline-style="none" fo:font-weight="normal" fo:background-color="transparent" loext:char-shading-value="0" style:font-name-asian="Times New Roman" style:font-size-asian="10pt" style:language-asian="zxx" style:country-asian="none" style:font-weight-asian="normal" style:font-name-complex="Times New Roman" style:font-size-complex="10pt" style:font-weight-complex="normal" style:text-emphasize="none" style:font-relief="none"/>
    </style:style>
    <style:style style:name="T157" style:family="text">
      <style:text-properties style:text-outline="false" style:text-line-through-style="none" style:text-line-through-type="none" style:font-name="Bitstream Vera Sans5" fo:font-size="10pt" fo:language="zxx" fo:country="none" fo:font-style="normal" fo:text-shadow="none" style:text-underline-style="none" fo:font-weight="normal"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font-relief="none"/>
    </style:style>
    <style:style style:name="T158" style:family="text">
      <style:text-properties style:text-outline="false" style:text-line-through-style="none" style:text-line-through-type="none" style:font-name="Bitstream Vera Sans5" fo:font-size="10pt" fo:language="zxx" fo:country="none" fo:font-style="italic" fo:text-shadow="none" style:text-underline-style="none" fo:font-weight="normal" fo:background-color="transparent" loext:char-shading-value="0" style:font-name-asian="Times New Roman" style:font-size-asian="10pt" style:language-asian="zxx" style:country-asian="none" style:font-style-asian="italic" style:font-weight-asian="bold" style:font-name-complex="Times New Roman" style:font-size-complex="10pt" style:font-style-complex="italic" style:font-weight-complex="bold" style:text-emphasize="none" style:font-relief="none"/>
    </style:style>
    <style:style style:name="T159" style:family="text">
      <style:text-properties fo:language="zxx" fo:country="none" fo:font-weight="normal" style:font-name-asian="Times New Roman" style:language-asian="zxx" style:country-asian="none" style:font-weight-asian="normal" style:font-name-complex="Times New Roman" style:font-weight-complex="normal"/>
    </style:style>
    <style:style style:name="T160" style:family="text">
      <style:text-properties fo:font-weight="normal"/>
    </style:style>
    <style:style style:name="T161" style:family="text">
      <style:text-properties fo:font-weight="normal" style:font-size-asian="12pt" style:font-size-complex="12pt"/>
    </style:style>
    <style:style style:name="T162" style:family="text">
      <style:text-properties fo:font-weight="normal" style:font-name-asian="OpenSymbol3" style:font-name-complex="OpenSymbol3"/>
    </style:style>
    <style:style style:name="T163" style:family="text">
      <style:text-properties fo:font-weight="normal" officeooo:rsid="00259e4f" style:font-name-asian="OpenSymbol3" style:font-name-complex="OpenSymbol3"/>
    </style:style>
    <style:style style:name="T164" style:family="text">
      <style:text-properties fo:font-weight="normal" officeooo:rsid="00259e4f"/>
    </style:style>
    <style:style style:name="T165" style:family="text">
      <style:text-properties fo:background-color="#ffff00" loext:char-shading-value="0"/>
    </style:style>
    <style:style style:name="T166" style:family="text">
      <style:text-properties style:font-size-asian="12pt" style:font-style-asian="italic" style:font-size-complex="12pt" style:font-style-complex="italic"/>
    </style:style>
    <style:style style:name="T167" style:family="text">
      <style:text-properties fo:background-color="transparent" loext:char-shading-value="0"/>
    </style:style>
    <style:style style:name="T168" style:family="text">
      <style:text-properties officeooo:rsid="00291182"/>
    </style:style>
    <style:style style:name="T169" style:family="text">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71" style:family="text">
      <style:text-properties fo:font-variant="normal" fo:text-transform="none" fo:color="#ff0000" loext:opacity="100%" style:text-outline="false" style:text-line-through-style="none" style:text-line-through-type="none" style:font-name="Times New Roman" fo:font-size="12pt"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172" style:family="text">
      <style:text-properties fo:font-variant="normal" fo:text-transform="none" fo:color="#ff3300" loext:opacity="100%" style:text-outline="false" style:text-line-through-style="none" style:text-line-through-type="none" style:font-name="Bitstream Vera Sans5"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173" style:family="text">
      <style:text-properties fo:color="#ffffff" loext:opacity="100%" style:font-name="Bitstream Vera Sans5" fo:font-size="11pt" fo:font-weight="bold" style:font-size-asian="11pt" style:font-weight-asian="bold" style:font-size-complex="11pt" style:font-weight-complex="bold"/>
    </style:style>
    <style:style style:name="T174" style:family="text">
      <style:text-properties fo:color="#ffffff" loext:opacity="100%" style:font-name="Bitstream Vera Sans5"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opacity="100%"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0%" style:style="none"/>
          <style:column style:rel-width="32767*" fo:start-indent="0cm" fo:end-indent="0.15cm"/>
          <style:column style:rel-width="32768*" fo:start-indent="0.15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marker-start-width="0.503cm" draw:marker-end-width="0.503cm" draw:fill="solid" draw:fill-color="#ffff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9900ff" draw:marker-start-width="0.503cm" draw:marker-end-width="0.503cm" draw:fill="solid" draw:fill-color="#ffff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solid"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92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23cm"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dash" draw:stroke-dash="Ultrafine_20_Dashed"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19cm" svg:stroke-color="#000000" draw:marker-start="" draw:marker-start-width="0.229cm" draw:marker-start-center="false" draw:marker-end="" draw:marker-end-width="0.229cm" draw:marker-end-center="false" draw:fill="none" draw:fill-color="#ffffff" draw:textarea-horizontal-align="justify" fo:min-height="0.425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svg:stroke-width="0.101cm" svg:stroke-color="#ff3333" draw:marker-start-width="0.503cm" draw:marker-end-width="0.503cm" draw:fill="solid" draw:fill-color="#ffff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solid" draw:fill-color="#ffff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2cm" svg:stroke-color="#808000" draw:marker-start-width="0.504cm" draw:marker-end-width="0.504cm" draw:fill="solid" draw:fill-color="#808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e8c32a" draw:textarea-horizontal-align="justify" draw:textarea-vertical-align="middle" draw:auto-grow-height="false" fo:min-height="0.572cm" fo:min-width="3.893cm" style:run-through="foreground"/>
      <style:paragraph-properties style:writing-mode="lr-tb"/>
    </style:style>
    <style:style style:name="gr1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h text:style-name="P32" text:outline-level="1"><draw:g text:anchor-type="paragraph" draw:z-index="7" draw:name="Forme5" draw:style-name="gr12"><draw:custom-shape draw:style-name="gr13" draw:text-style-name="P75" svg:width="3.964cm" svg:height="0.643cm" draw:transform="skewX (0.00279252680319091) rotate (0.0872664625997165) translate (-2.25430555555556cm 0.111125cm)"><text:p text:style-name="P74"><text:span text:style-name="T173">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1" text:anchor-type="as-char" svg:y="-0.665cm" svg:width="9.135cm" draw:z-index="6"><draw:text-box fo:min-height="3.93cm"><text:section text:style-name="Sect1" text:name="Section2"><text:p text:style-name="P19"/><text:p text:style-name="_5f_Paragraphe_20_livret_20_"><text:span text:style-name="_5f_Niveau_5f_jaune"><text:span text:style-name="T121">Réduis A = 5</text:span></text:span><text:span text:style-name="_5f_variables"><text:span text:style-name="T155">x</text:span></text:span><text:span text:style-name="_5f_variables"><text:span text:style-name="T156"> </text:span></text:span><text:span text:style-name="_5f_variables"><text:span text:style-name="T34">+</text:span></text:span><text:span text:style-name="_5f_variables"><text:span text:style-name="T157"> 2</text:span></text:span><text:span text:style-name="_5f_variables"><text:span text:style-name="T155">x</text:span></text:span><text:span text:style-name="_5f_Niveau_5f_jaune"><text:span text:style-name="T121"> et B = 4</text:span></text:span><text:span text:style-name="_5f_variables"><text:span text:style-name="T155">x</text:span></text:span><text:span text:style-name="_5f_variables"><text:span text:style-name="T156"> </text:span></text:span><text:span text:style-name="_5f_variables"><text:span text:style-name="T158">–</text:span></text:span><text:span text:style-name="_5f_variables"><text:span text:style-name="T157"> 9</text:span></text:span><text:span text:style-name="_5f_variables"><text:span text:style-name="T155">x</text:span></text:span></text:p><text:p text:style-name="P30"><text:span text:style-name="Bold_5f_niv1"><text:span text:style-name="T154">Correction</text:span></text:span></text:p><text:p text:style-name="_5f_Paragraphe_20_livret_20_"><text:span text:style-name="_5f_correction"><text:span text:style-name="T113">A = 5</text:span></text:span><text:span text:style-name="_5f_variables"><text:span text:style-name="T9">x</text:span></text:span><text:span text:style-name="_5f_variables"><text:span text:style-name="T114"> </text:span></text:span><text:span text:style-name="_5f_correction"><text:span text:style-name="T36">+</text:span></text:span><text:span text:style-name="_5f_correction"><text:span text:style-name="T76"> 2</text:span></text:span><text:span text:style-name="_5f_variables"><text:span text:style-name="T9">x</text:span></text:span><text:span text:style-name="_5f_correction"><text:span text:style-name="T113"> = 7</text:span></text:span><text:span text:style-name="_5f_variables"><text:span text:style-name="T9">x</text:span></text:span><text:span text:style-name="_5f_variables"><text:span text:style-name="T114"> </text:span></text:span></text:p><text:p text:style-name="P31"><text:span text:style-name="_5f_BVS"><text:span text:style-name="T159">B</text:span></text:span><text:span text:style-name="_5f_variables"><text:span text:style-name="T115"> </text:span></text:span><text:span text:style-name="_5f_correction"><text:span text:style-name="T115">=</text:span></text:span><text:span text:style-name="_5f_variables"><text:span text:style-name="T115"> </text:span></text:span><text:span text:style-name="_5f_BVS"><text:span text:style-name="T159">4</text:span></text:span><text:span text:style-name="_5f_variables"><text:span text:style-name="T8">x</text:span></text:span><text:span text:style-name="_5f_variables"><text:span text:style-name="T116"> </text:span></text:span><text:span text:style-name="_5f_variables"><text:span text:style-name="T78">–</text:span></text:span><text:span text:style-name="_5f_variables"><text:span text:style-name="T79"> </text:span></text:span><text:span text:style-name="_5f_BVS"><text:span text:style-name="T159">9</text:span></text:span><text:span text:style-name="_5f_variables"><text:span text:style-name="T8">x</text:span></text:span><text:span text:style-name="_5f_variables"><text:span text:style-name="T115"> </text:span></text:span><text:span text:style-name="_5f_correction"><text:span text:style-name="T115">=</text:span></text:span><text:span text:style-name="_5f_variables"><text:span text:style-name="T115"> </text:span></text:span><text:span text:style-name="_5f_variables"><text:span text:style-name="T78">–</text:span></text:span><text:span text:style-name="_5f_variables"><text:span text:style-name="T79"> </text:span></text:span><text:span text:style-name="_5f_BVS"><text:span text:style-name="T159">5</text:span></text:span><text:span text:style-name="_5f_variables"><text:span text:style-name="T8">x</text:span></text:span></text:p></text:section></draw:text-box></draw:frame></text:h>
      <text:list xml:id="list3744771465" text:style-name="Num_5f_Exo">
        <text:list-item>
          <text:h text:style-name="P34" text:outline-level="1"> Dans chaque cas, indique si l'expression est une somme algébrique (S) ou un produit (P).</text:h>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style-name="Tableau3.1">
          <table:table-cell table:style-name="Tableau3.A1" table:number-columns-spanned="5" office:value-type="string">
            <text:p text:style-name="_5f_Paragraphe_20_livret_20_">12 <text:span text:style-name="T111">×</text:span> 5,3 <text:span text:style-name="T53"></text:span> 5,3 <text:span text:style-name="T111">×</text:span> (<text:span text:style-name="T53">−</text:span> 6) : <text:span text:style-name="_5f_pointillés_20_gris"><text:span text:style-name="T122">S</text:span></text:span></text:p>
          </table:table-cell>
          <table:covered-table-cell/>
          <table:covered-table-cell/>
          <table:covered-table-cell/>
          <table:covered-table-cell/>
          <table:table-cell table:style-name="Tableau3.F1" office:value-type="string">
            <text:p text:style-name="_5f_Paragraphe_20_livret_20_">3(<text:span text:style-name="_5f_variable"><text:span text:style-name="T4">x</text:span></text:span><text:span text:style-name="T70"> </text:span><text:span text:style-name="T53"></text:span> 5) : <text:span text:style-name="_5f_pointillés_20_gris"><text:span text:style-name="T122">P</text:span></text:span></text:p>
          </table:table-cell>
        </table:table-row>
        <table:table-row table:style-name="Tableau3.1">
          <table:table-cell table:style-name="Tableau3.A2" office:value-type="string">
            <text:p text:style-name="_5f_Paragraphe_20_livret_20_">3<text:span text:style-name="_5f_variable"><text:span text:style-name="T4">x</text:span></text:span><text:span text:style-name="T70"> </text:span><text:span text:style-name="T53"></text:span> 5 : <text:span text:style-name="_5f_pointillés_20_gris"><text:span text:style-name="T122">S</text:span></text:span></text:p>
          </table:table-cell>
          <table:table-cell table:style-name="Tableau3.A2" table:number-columns-spanned="4" office:value-type="string">
            <text:p text:style-name="_5f_Paragraphe_20_livret_20_">2<text:span text:style-name="_5f_variable"><text:span text:style-name="T4">y</text:span></text:span><text:span text:style-name="_5f_variable"><text:span text:style-name="T83"> </text:span></text:span><text:span text:style-name="T53">−</text:span><text:span text:style-name="T54"> </text:span>5<text:span text:style-name="_5f_variable"><text:span text:style-name="T4">y</text:span></text:span><text:span text:style-name="_5f_variable"><text:span text:style-name="T5"> </text:span></text:span>+<text:span text:style-name="T168"> </text:span>3<text:span text:style-name="_5f_variable"><text:span text:style-name="T4">y</text:span></text:span><text:span text:style-name="_5f_variable"><text:span text:style-name="T5"> </text:span></text:span>: <text:span text:style-name="_5f_pointillés_20_gris"><text:span text:style-name="T122">S</text:span></text:span></text:p>
          </table:table-cell>
          <table:covered-table-cell/>
          <table:covered-table-cell/>
          <table:covered-table-cell/>
          <table:table-cell table:style-name="Tableau3.F2" office:value-type="string">
            <text:p text:style-name="_5f_Paragraphe_20_livret_20_"><text:s text:c="4"/><text:span text:style-name="T4"><text:s/></text:span>5<text:span text:style-name="_5f_variable"><text:span text:style-name="T4">u</text:span></text:span><text:span text:style-name="T19">2</text:span> : <text:span text:style-name="_5f_pointillés_20_gris"><text:span text:style-name="T122">P</text:span></text:span></text:p>
          </table:table-cell>
        </table:table-row>
        <table:table-row table:style-name="Tableau3.1">
          <table:table-cell table:style-name="Tableau3.A2" table:number-columns-spanned="4" office:value-type="string">
            <text:p text:style-name="_5f_Paragraphe_20_livret_20_">(2<text:span text:style-name="T71"> </text:span><text:span text:style-name="T53">−</text:span><text:span text:style-name="T71"> </text:span>4<text:span text:style-name="_5f_variable"><text:span text:style-name="T4">a</text:span></text:span>) <text:span text:style-name="T111">×</text:span> (<text:span text:style-name="_5f_variable"><text:span text:style-name="T4">a</text:span></text:span> <text:span text:style-name="T53"></text:span> 5) : <text:span text:style-name="_5f_pointillés_20_gris"><text:span text:style-name="T122">P</text:span></text:span></text:p>
          </table:table-cell>
          <table:covered-table-cell/>
          <table:covered-table-cell/>
          <table:covered-table-cell/>
          <table:table-cell table:style-name="Tableau3.F2" table:number-columns-spanned="2" office:value-type="string">
            <text:p text:style-name="_5f_Paragraphe_20_livret_20_"><text:s text:c="3"/>2 <text:span text:style-name="T53">−</text:span> 4<text:span text:style-name="_5f_variable"><text:span text:style-name="T4">a</text:span></text:span> <text:span text:style-name="T111">×</text:span> <text:span text:style-name="_5f_variable"><text:span text:style-name="T4">a</text:span></text:span> <text:span text:style-name="T53"></text:span> 5 : <text:span text:style-name="_5f_pointillés_20_gris"><text:span text:style-name="T122">S</text:span></text:span></text:p>
          </table:table-cell>
          <table:covered-table-cell/>
        </table:table-row>
        <table:table-row table:style-name="Tableau3.1">
          <table:table-cell table:style-name="Tableau3.A2" table:number-columns-spanned="3" office:value-type="string">
            <text:p text:style-name="_5f_Paragraphe_20_livret_20_"><text:span text:style-name="_5f_variable"><text:span text:style-name="T4">v</text:span></text:span><text:span text:style-name="T19">2</text:span> <text:span text:style-name="T53"></text:span> 5<text:span text:style-name="_5f_variable"><text:span text:style-name="T106">v</text:span></text:span> <text:span text:style-name="T53">−</text:span> 4 : <text:span text:style-name="_5f_pointillés_20_gris"><text:span text:style-name="T122">S</text:span></text:span></text:p>
          </table:table-cell>
          <table:covered-table-cell/>
          <table:covered-table-cell/>
          <table:table-cell table:style-name="Tableau3.A2" table:number-columns-spanned="2" office:value-type="string">
            <text:p text:style-name="_5f_Paragraphe_20_livret_20_">(<text:span text:style-name="_5f_variable"><text:span text:style-name="T4">t</text:span></text:span> <text:span text:style-name="T53">−</text:span> 5<text:span text:style-name="_5f_variable"><text:span text:style-name="T4">s</text:span></text:span>)<text:span text:style-name="T19">2</text:span> : <text:span text:style-name="_5f_pointillés_20_gris"><text:span text:style-name="T122">P</text:span></text:span></text:p>
          </table:table-cell>
          <table:covered-table-cell/>
          <table:table-cell table:style-name="Tableau3.F2" office:value-type="string">
            <text:p text:style-name="_5f_Paragraphe_20_livret_20_">3<text:span text:style-name="_5f_variable"><text:span text:style-name="T4">u</text:span></text:span> <text:span text:style-name="T53"></text:span> <text:span text:style-name="_5f_variable"><text:span text:style-name="T75">6</text:span></text:span> : <text:span text:style-name="_5f_pointillés_20_gris"><text:span text:style-name="T122">S</text:span></text:span></text:p>
          </table:table-cell>
        </table:table-row>
        <table:table-row table:style-name="Tableau3.1">
          <table:table-cell table:style-name="Tableau3.A2" table:number-columns-spanned="2" office:value-type="string">
            <text:p text:style-name="_5f_Paragraphe_20_livret_20_">4<text:span text:style-name="_5f_variable"><text:span text:style-name="T4">m</text:span></text:span><text:span text:style-name="T19">2</text:span><text:span text:style-name="T104"> </text:span><text:span text:style-name="T101"></text:span><text:span text:style-name="T100"> 5</text:span><text:span text:style-name="_5f_variable"><text:span text:style-name="T107">m</text:span></text:span><text:span text:style-name="T100"> : </text:span><text:span text:style-name="_5f_pointillés_20_gris"><text:span text:style-name="T126">S</text:span></text:span></text:p>
          </table:table-cell>
          <table:covered-table-cell/>
          <table:table-cell table:style-name="Tableau3.F2" table:number-columns-spanned="4" office:value-type="string">
            <text:p text:style-name="_5f_Paragraphe_20_livret_20_"><text:span text:style-name="T100">(4</text:span><text:span text:style-name="_5f_variable"><text:span text:style-name="T107">x</text:span></text:span><text:span text:style-name="T100"> </text:span><text:span text:style-name="T101"></text:span><text:span text:style-name="T100"> 5)</text:span><text:span text:style-name="T104"> </text:span><text:span text:style-name="T101">−</text:span><text:span text:style-name="T104"> </text:span>(<text:span text:style-name="_5f_variable"><text:span text:style-name="T4">x</text:span></text:span> <text:span text:style-name="T53"></text:span> 6) : <text:span text:style-name="_5f_pointillés_20_gris"><text:span text:style-name="T122">S</text:span></text:span></text:p>
          </table:table-cell>
          <table:covered-table-cell/>
          <table:covered-table-cell/>
          <table:covered-table-cell/>
        </table:table-row>
      </table:table>
      <text:list xml:id="list122239530697479" text:continue-numbering="true" text:style-name="Num_5f_Exo">
        <text:list-item>
          <text:h text:style-name="P35" text:outline-level="1"> Réduis l'expression quand c'est possible.</text:h>
        </text:list-item>
      </text:list>
      <text:section text:style-name="Sect2" text:name="Section1">
        <text:list xml:id="list1951312547" text:style-name="liste_5f_abc">
          <text:list-item>
            <text:p text:style-name="P44">4<text:span text:style-name="T70"> </text:span><text:span text:style-name="T53"></text:span><text:span text:style-name="T72"> </text:span>5<text:span text:style-name="_5f_variable"><text:span text:style-name="T4">x</text:span></text:span></text:p>
            <text:p text:style-name="P44"><text:span text:style-name="_5f_pointillés_20_gris"><text:span text:style-name="T123">non réductible</text:span></text:span></text:p>
          </text:list-item>
          <text:list-item>
            <text:p text:style-name="P44">4 <text:span text:style-name="T111">×</text:span><text:span text:style-name="T69"> 5</text:span><text:span text:style-name="_5f_variable"><text:span text:style-name="T4">x</text:span></text:span><text:span text:style-name="T69"> </text:span><text:span text:style-name="_5f_variable"><text:span text:style-name="T132">= </text:span></text:span><text:span text:style-name="_5f_pointillés_20_gris"><text:span text:style-name="T122">20</text:span></text:span><text:span text:style-name="_5f_variable"><text:span text:style-name="T136">x</text:span></text:span></text:p>
          </text:list-item>
          <text:list-item>
            <text:p text:style-name="P44"><text:span text:style-name="T69">4</text:span><text:span text:style-name="_5f_variable"><text:span text:style-name="T4">x</text:span></text:span><text:span text:style-name="T69"> </text:span><text:span text:style-name="T111">×</text:span> 5 <text:span text:style-name="_5f_variable"><text:span text:style-name="T132">= </text:span></text:span><text:span text:style-name="T165">20</text:span><text:span text:style-name="_5f_variable"><text:span text:style-name="T136">x</text:span></text:span></text:p>
          </text:list-item>
          <text:list-item>
            <text:p text:style-name="P44"><text:span text:style-name="T69">4</text:span><text:span text:style-name="_5f_variable"><text:span text:style-name="T4">x</text:span></text:span><text:span text:style-name="_5f_variable"><text:span text:style-name="T70"> </text:span></text:span><text:span text:style-name="_5f_variable"><text:span text:style-name="T53"></text:span></text:span><text:span text:style-name="_5f_variable"><text:span text:style-name="T72"> </text:span></text:span><text:span text:style-name="T69">5</text:span><text:span text:style-name="_5f_variable"><text:span text:style-name="T4">x</text:span></text:span><text:span text:style-name="T69"> <text:s/></text:span><text:span text:style-name="_5f_variable"><text:span text:style-name="T132">= </text:span></text:span><text:span text:style-name="_5f_variable"><text:span text:style-name="T131">9</text:span></text:span><text:span text:style-name="_5f_variable"><text:span text:style-name="T136">x</text:span></text:span></text:p>
          </text:list-item>
          <text:list-item>
            <text:p text:style-name="P44"><text:span text:style-name="T69">4</text:span><text:span text:style-name="_5f_variable"><text:span text:style-name="T4">x</text:span></text:span><text:span text:style-name="T69"> </text:span><text:span text:style-name="T111">×</text:span> 5<text:span text:style-name="_5f_variable"><text:span text:style-name="T4">x </text:span></text:span><text:s/><text:span text:style-name="_5f_variable"><text:span text:style-name="T132">= </text:span></text:span><text:span text:style-name="_5f_variable"><text:span text:style-name="T131"> 20</text:span></text:span><text:span text:style-name="_5f_variable"><text:span text:style-name="T137">x</text:span></text:span><text:span text:style-name="_5f_variable"><text:span text:style-name="T136">²</text:span></text:span></text:p>
          </text:list-item>
          <text:list-item>
            <text:p text:style-name="P43">4<text:span text:style-name="T14">x</text:span><text:span text:style-name="T70"> </text:span><text:span text:style-name="T53">−</text:span><text:span text:style-name="T70"> </text:span>5<text:span text:style-name="T14">x </text:span><text:span text:style-name="_5f_variable"><text:span text:style-name="T133">= </text:span></text:span><text:span text:style-name="_5f_variable"><text:span text:style-name="T127">–</text:span></text:span><text:span text:style-name="_5f_variable"><text:span text:style-name="T138">x</text:span></text:span><text:span text:style-name="_5f_pointillés_20_gris"><text:span text:style-name="T166">.</text:span></text:span></text:p>
          </text:list-item>
        </text:list>
      </text:section>
      <text:list xml:id="list122241449480983" text:continue-list="list122239530697479" text:style-name="Num_5f_Exo">
        <text:list-item>
          <text:h text:style-name="P34" text:outline-level="1"> Relie chaque expression à sa forme réduite.</text:h>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text:span text:style-name="T109">7</text:span><text:span text:style-name="T14">x</text:span><text:span text:style-name="T82"> </text:span><text:span text:style-name="T59"></text:span><text:span text:style-name="T81"> </text:span><text:span text:style-name="T109">3</text:span></text:p>
          </table:table-cell>
          <table:table-cell table:style-name="Tableau4.B6" office:value-type="string">
            <text:list xml:id="list2230974679" text:style-name="L1">
              <text:list-header>
                <text:p text:style-name="P38"></text:p>
              </text:list-header>
            </text:list>
          </table:table-cell>
          <table:table-cell table:style-name="Tableau4.C6" office:value-type="string">
            <text:list xml:id="list122240118499496" text:continue-numbering="true" text:style-name="L1">
              <text:list-header>
                <text:p text:style-name="P39"><draw:line text:anchor-type="paragraph" draw:z-index="8" draw:name="Forme6" draw:style-name="gr11" draw:text-style-name="P73" svg:x1="-0.803cm" svg:y1="0.242cm" svg:x2="0.89cm" svg:y2="1.882cm"><text:p/></draw:line><draw:line text:anchor-type="paragraph" draw:z-index="11" draw:name="Forme7" draw:style-name="gr11" draw:text-style-name="P73" svg:x1="-0.803cm" svg:y1="2.729cm" svg:x2="0.89cm" svg:y2="0.242cm"><text:p/></draw:line></text:p>
              </text:list-header>
            </text:list>
          </table:table-cell>
          <table:table-cell table:style-name="Tableau4.D1" office:value-type="string">
            <text:p text:style-name="P24">21<text:span text:style-name="T14">x</text:span></text:p>
          </table:table-cell>
        </table:table-row>
        <table:table-row table:style-name="Tableau4.1">
          <table:table-cell table:style-name="Tableau4.A2" office:value-type="string">
            <text:p text:style-name="P1"><text:span text:style-name="T109">7</text:span><text:span text:style-name="T14">x</text:span><text:span text:style-name="T80"> </text:span><text:span text:style-name="T59"></text:span><text:span text:style-name="T81"> </text:span><text:span text:style-name="T109">3</text:span><text:span text:style-name="T14">x</text:span></text:p>
          </table:table-cell>
          <table:table-cell table:style-name="Tableau4.B6" office:value-type="string">
            <text:list xml:id="list122240295907690" text:continue-numbering="true" text:style-name="L1">
              <text:list-header>
                <text:p text:style-name="P38"></text:p>
              </text:list-header>
            </text:list>
          </table:table-cell>
          <table:table-cell table:style-name="Tableau4.C6" office:value-type="string">
            <text:list xml:id="list122240524163381" text:continue-numbering="true" text:style-name="L1">
              <text:list-header>
                <text:p text:style-name="P39"><draw:line text:anchor-type="paragraph" draw:z-index="9" draw:name="Forme8" draw:style-name="gr11" draw:text-style-name="P73" svg:x1="-0.803cm" svg:y1="0.235cm" svg:x2="0.89cm" svg:y2="0.288cm"><text:p/></draw:line><draw:line text:anchor-type="paragraph" draw:z-index="12" draw:name="Forme9" draw:style-name="gr11" draw:text-style-name="P73" svg:x1="-0.803cm" svg:y1="2.696cm" svg:x2="0.89cm" svg:y2="0.235cm"><text:p/></draw:line></text:p>
              </text:list-header>
            </text:list>
          </table:table-cell>
          <table:table-cell table:style-name="Tableau4.D2" office:value-type="string">
            <text:p text:style-name="P24">10<text:span text:style-name="T14">x</text:span></text:p>
          </table:table-cell>
        </table:table-row>
        <table:table-row table:style-name="Tableau4.1">
          <table:table-cell table:style-name="Tableau4.A2" office:value-type="string">
            <text:p text:style-name="P1"><text:span text:style-name="T109">7</text:span><text:span text:style-name="T14">x</text:span><text:span text:style-name="T80"> </text:span><text:span text:style-name="T59">−</text:span><text:span text:style-name="T80"> </text:span><text:span text:style-name="T109">3</text:span><text:span text:style-name="T14">x</text:span></text:p>
          </table:table-cell>
          <table:table-cell table:style-name="Tableau4.B6" office:value-type="string">
            <text:list xml:id="list122241176572127" text:continue-numbering="true" text:style-name="L1">
              <text:list-header>
                <text:p text:style-name="P38"></text:p>
              </text:list-header>
            </text:list>
          </table:table-cell>
          <table:table-cell table:style-name="Tableau4.C6" office:value-type="string">
            <text:list xml:id="list122241375969268" text:continue-numbering="true" text:style-name="L1">
              <text:list-header>
                <text:p text:style-name="P39"><draw:line text:anchor-type="paragraph" draw:z-index="10" draw:name="Forme10" draw:style-name="gr11" draw:text-style-name="P73" svg:x1="-0.803cm" svg:y1="0.28cm" svg:x2="0.837cm" svg:y2="2.635cm"><text:p/></draw:line></text:p>
              </text:list-header>
            </text:list>
          </table:table-cell>
          <table:table-cell table:style-name="Tableau4.D2" office:value-type="string">
            <text:p text:style-name="P24">7<text:span text:style-name="T14">x</text:span><text:span text:style-name="T82"> </text:span><text:span text:style-name="T55"></text:span><text:span text:style-name="T84"> </text:span>3</text:p>
          </table:table-cell>
        </table:table-row>
        <table:table-row table:style-name="Tableau4.1">
          <table:table-cell table:style-name="Tableau4.A2" office:value-type="string">
            <text:p text:style-name="P25">7<text:span text:style-name="T14">x</text:span><text:span text:style-name="T82"> </text:span><text:span text:style-name="T112">×</text:span><text:span text:style-name="T16"> </text:span>3</text:p>
          </table:table-cell>
          <table:table-cell table:style-name="Tableau4.B6" office:value-type="string">
            <text:list xml:id="list122239859429602" text:continue-numbering="true" text:style-name="L1">
              <text:list-header>
                <text:p text:style-name="P38"></text:p>
              </text:list-header>
            </text:list>
          </table:table-cell>
          <table:table-cell table:style-name="Tableau4.C6" office:value-type="string">
            <text:list xml:id="list122239644520352" text:continue-numbering="true" text:style-name="L1">
              <text:list-header>
                <text:p text:style-name="P39"></text:p>
              </text:list-header>
            </text:list>
          </table:table-cell>
          <table:table-cell table:style-name="Tableau4.D2" office:value-type="string">
            <text:p text:style-name="P24">25<text:span text:style-name="T14">x</text:span></text:p>
          </table:table-cell>
        </table:table-row>
        <table:table-row table:style-name="Tableau4.1">
          <table:table-cell table:style-name="Tableau4.A2" office:value-type="string">
            <text:p text:style-name="P25">5<text:span text:style-name="T14">x</text:span><text:span text:style-name="T82"> </text:span><text:span text:style-name="T55"></text:span><text:span text:style-name="T84"> </text:span>5<text:span text:style-name="T14">x</text:span></text:p>
          </table:table-cell>
          <table:table-cell table:style-name="Tableau4.B6" office:value-type="string">
            <text:list xml:id="list122240305358439" text:continue-numbering="true" text:style-name="L1">
              <text:list-header>
                <text:p text:style-name="P38"></text:p>
              </text:list-header>
            </text:list>
          </table:table-cell>
          <table:table-cell table:style-name="Tableau4.C6" office:value-type="string">
            <text:list xml:id="list122239808744952" text:continue-numbering="true" text:style-name="L1">
              <text:list-header>
                <text:p text:style-name="P39"><draw:line text:anchor-type="paragraph" draw:z-index="13" draw:name="Forme11" draw:style-name="gr11" draw:text-style-name="P73" svg:x1="-0.803cm" svg:y1="1.034cm" svg:x2="0.837cm" svg:y2="0.293cm"><text:p/></draw:line></text:p>
              </text:list-header>
            </text:list>
          </table:table-cell>
          <table:table-cell table:style-name="Tableau4.D2" office:value-type="string">
            <text:p text:style-name="P24">21<text:span text:style-name="T14">x</text:span><text:span text:style-name="T19">2</text:span></text:p>
          </table:table-cell>
        </table:table-row>
        <table:table-row table:style-name="Tableau4.1">
          <table:table-cell table:style-name="Tableau4.A2" office:value-type="string">
            <text:p text:style-name="P25">7<text:span text:style-name="T14">x</text:span><text:span text:style-name="T82"> </text:span><text:span text:style-name="T112">×</text:span><text:span text:style-name="T16"> </text:span>3<text:span text:style-name="T14">x</text:span></text:p>
          </table:table-cell>
          <table:table-cell table:style-name="Tableau4.B6" office:value-type="string">
            <text:list xml:id="list122239677714446" text:continue-numbering="true" text:style-name="L1">
              <text:list-header>
                <text:p text:style-name="P38"></text:p>
              </text:list-header>
            </text:list>
          </table:table-cell>
          <table:table-cell table:style-name="Tableau4.C6" office:value-type="string">
            <text:list xml:id="list122240887101922" text:continue-numbering="true" text:style-name="L1">
              <text:list-header>
                <text:p text:style-name="P39"></text:p>
              </text:list-header>
            </text:list>
          </table:table-cell>
          <table:table-cell table:style-name="Tableau4.D2" office:value-type="string">
            <text:p text:style-name="P24">4<text:span text:style-name="T14">x</text:span></text:p>
          </table:table-cell>
        </table:table-row>
      </table:table>
      <text:list xml:id="list122239827369161" text:continue-list="list122241449480983" text:style-name="Num_5f_Exo">
        <text:list-item>
          <text:h text:style-name="Exo_5f_Num" text:outline-level="1"><text:span text:style-name="Bold_5f_niv1"> </text:span><text:span text:style-name="_5f_BVS">Réduis en donnant le résultat simplifié.</text:span></text:h>
        </text:list-item>
      </text:list>
      <text:section text:style-name="Sect3" text:name="Section11">
        <text:list xml:id="list1398610897" text:style-name="_5f_Numérotation_20_des_20_exercices_20_livrets">
          <text:list-header>
            <text:p text:style-name="P45">A<text:span text:style-name="T69"> </text:span><text:span text:style-name="T52">=</text:span><text:span text:style-name="T69"> </text:span>3<text:span text:style-name="T117">a</text:span><text:span text:style-name="T69"> </text:span><text:span text:style-name="T66"></text:span><text:span text:style-name="T69"> </text:span>9<text:span text:style-name="T117">a</text:span><text:span text:style-name="_5f_pointillés_20_gris"><text:span text:style-name="T98"> </text:span></text:span><text:span text:style-name="_5f_pointillés_20_gris"><text:span text:style-name="T26">=</text:span></text:span><text:span text:style-name="_5f_pointillés_20_gris"><text:span text:style-name="T69"> </text:span></text:span><text:span text:style-name="_5f_pointillés_20_gris"><text:span text:style-name="T122">12</text:span></text:span><text:span text:style-name="_5f_pointillés_20_gris"><text:span text:style-name="T140">a</text:span></text:span></text:p>
            <text:p text:style-name="P45">B<text:span text:style-name="T69"> </text:span><text:span text:style-name="T52">=</text:span><text:span text:style-name="T69"> </text:span>17<text:span text:style-name="T117">b</text:span><text:span text:style-name="T69"> </text:span><text:span text:style-name="T66"></text:span><text:span text:style-name="T69"> </text:span>3<text:span text:style-name="T117">b</text:span><text:span text:style-name="T69"> </text:span><text:span text:style-name="_5f_pointillés_20_gris"><text:span text:style-name="T26">=</text:span></text:span><text:span text:style-name="_5f_pointillés_20_gris"><text:span text:style-name="T69"> </text:span></text:span><text:span text:style-name="_5f_pointillés_20_gris"><text:span text:style-name="T122">20</text:span></text:span><text:span text:style-name="_5f_pointillés_20_gris"><text:span text:style-name="T140">b</text:span></text:span><text:span text:style-name="_5f_pointillés_20_gris"><text:span text:style-name="T134"> </text:span></text:span></text:p>
            <text:p text:style-name="P45">C<text:span text:style-name="T69"> </text:span><text:span text:style-name="T52">=</text:span><text:span text:style-name="T69"> </text:span>13<text:span text:style-name="T117">d</text:span><text:span text:style-name="T85"> </text:span><text:span text:style-name="T61">−</text:span><text:span text:style-name="T4"> </text:span>7<text:span text:style-name="T117">d</text:span><text:span text:style-name="T69"> </text:span><text:span text:style-name="T52">=</text:span><text:span text:style-name="T69"> </text:span><text:span text:style-name="_5f_pointillés_20_gris"><text:span text:style-name="T122">6</text:span></text:span><text:span text:style-name="_5f_pointillés_20_gris"><text:span text:style-name="T140">d</text:span></text:span><text:span text:style-name="_5f_pointillés_20_gris"><text:span text:style-name="T117"> </text:span></text:span><text:span text:style-name="_5f_pointillés_20_gris"><text:span text:style-name="T69"> </text:span></text:span></text:p>
            <text:p text:style-name="P45">D<text:span text:style-name="T69"> </text:span><text:span text:style-name="T52">=</text:span><text:span text:style-name="T69"> </text:span>45<text:span text:style-name="T117">g</text:span><text:span text:style-name="T86"> </text:span><text:span text:style-name="T61">−</text:span><text:span text:style-name="T68"> </text:span>22<text:span text:style-name="T117">g</text:span><text:span text:style-name="T69"> </text:span><text:span text:style-name="T52">=</text:span><text:span text:style-name="T69"> </text:span><text:span text:style-name="_5f_pointillés_20_gris"><text:span text:style-name="T122">23</text:span></text:span><text:span text:style-name="_5f_pointillés_20_gris"><text:span text:style-name="T140">g</text:span></text:span></text:p>
          </text:list-header>
        </text:list>
        <text:p text:style-name="P26"><text:span text:style-name="T69">E </text:span><text:span text:style-name="T52">=</text:span><text:span text:style-name="T69"> 15</text:span><text:span text:style-name="T117">a</text:span><text:span text:style-name="T73"> </text:span><text:span text:style-name="T57"></text:span><text:span text:style-name="T58"> </text:span><text:span text:style-name="T69">24</text:span><text:span text:style-name="T117">a </text:span><text:span text:style-name="T60">=</text:span><text:span text:style-name="T92"> </text:span><text:span text:style-name="_5f_pointillés_20_gris"><text:span text:style-name="T143">39</text:span></text:span><text:span text:style-name="_5f_pointillés_20_gris"><text:span text:style-name="T140">a</text:span></text:span></text:p>
        <text:p text:style-name="P29"><text:span text:style-name="_5f_BVS"><text:span text:style-name="T160">F = 87</text:span></text:span><text:span text:style-name="_5f_variables"><text:span text:style-name="T4">b</text:span></text:span><text:span text:style-name="_5f_BVS"><text:span text:style-name="T164"> </text:span></text:span><text:span text:style-name="_5f_BVS"><text:span text:style-name="T162"></text:span></text:span><text:span text:style-name="_5f_BVS"><text:span text:style-name="T163"> </text:span></text:span><text:span text:style-name="_5f_BVS"><text:span text:style-name="T160">13</text:span></text:span><text:span text:style-name="_5f_variables"><text:span text:style-name="T4">b</text:span></text:span><text:span text:style-name="_5f_BVS"><text:span text:style-name="T160"> </text:span></text:span><text:span text:style-name="_5f_BVS"><text:span text:style-name="T60">=</text:span></text:span><text:span text:style-name="_5f_BVS"><text:span text:style-name="T95"> </text:span></text:span><text:span text:style-name="_5f_pointillés_20_gris"><text:span text:style-name="T145">100</text:span></text:span><text:span text:style-name="_5f_pointillés_20_gris"><text:span text:style-name="T141">b</text:span></text:span><text:span text:style-name="_5f_pointillés_20_gris"><text:span text:style-name="T135"> </text:span></text:span><text:span text:style-name="_5f_pointillés_20_gris"><text:span text:style-name="T161">.</text:span></text:span></text:p>
        <text:p text:style-name="P27"><text:span text:style-name="_5f_BVS"><text:span text:style-name="T160">G</text:span></text:span><text:span text:style-name="_5f_BVS"><text:span text:style-name="T97"> </text:span></text:span><text:span text:style-name="_5f_BVS"><text:span text:style-name="T67">=</text:span></text:span><text:span text:style-name="_5f_BVS"><text:span text:style-name="T160"> 48</text:span></text:span><text:span text:style-name="_5f_BVS"><text:span text:style-name="T117">d</text:span></text:span><text:span text:style-name="_5f_BVS"><text:span text:style-name="T61">−</text:span></text:span><text:span text:style-name="_5f_BVS"><text:span text:style-name="T160"> 12</text:span></text:span><text:span text:style-name="_5f_BVS"><text:span text:style-name="T117">d</text:span></text:span><text:span text:style-name="_5f_BVS"><text:span text:style-name="T73"> </text:span></text:span><text:span text:style-name="_5f_BVS"><text:span text:style-name="T60">=</text:span></text:span><text:span text:style-name="_5f_pointillés_20_gris"><text:span text:style-name="T94"> </text:span></text:span><text:span text:style-name="_5f_pointillés_20_gris"><text:span text:style-name="T144">36</text:span></text:span><text:span text:style-name="_5f_pointillés_20_gris"><text:span text:style-name="T141">d</text:span></text:span></text:p>
        <text:p text:style-name="P26"><text:span text:style-name="_5f_pointillés_20_gris"><text:span text:style-name="T42">H</text:span></text:span><text:span text:style-name="_5f_pointillés_20_gris"><text:span text:style-name="T37"> </text:span></text:span><text:span text:style-name="_5f_pointillés_20_gris"><text:span text:style-name="T27">=</text:span></text:span><text:span text:style-name="_5f_pointillés_20_gris"><text:span text:style-name="T42"> 61</text:span></text:span><text:span text:style-name="_5f_pointillés_20_gris"><text:span text:style-name="T43">g</text:span></text:span><text:span text:style-name="_5f_pointillés_20_gris"><text:span text:style-name="T38"> </text:span></text:span><text:span text:style-name="_5f_pointillés_20_gris"><text:span text:style-name="T28">−</text:span></text:span><text:span text:style-name="_5f_pointillés_20_gris"><text:span text:style-name="T42"> 67</text:span></text:span><text:span text:style-name="_5f_pointillés_20_gris"><text:span text:style-name="T43">g</text:span></text:span><text:span text:style-name="_5f_BVS"><text:span text:style-name="T74"> </text:span></text:span><text:span text:style-name="_5f_BVS"><text:span text:style-name="T60">=</text:span></text:span><text:span text:style-name="_5f_BVS"><text:span text:style-name="T93"> </text:span></text:span><text:span text:style-name="_5f_pointillés_20_gris"><text:span text:style-name="T144">–6</text:span></text:span><text:span text:style-name="_5f_pointillés_20_gris"><text:span text:style-name="T141">g</text:span></text:span></text:p>
      </text:section>
      <text:h text:style-name="P33" text:outline-level="1"/>
      <text:h text:style-name="P33" text:outline-level="1"/>
      <text:list xml:id="list122241414681315" text:continue-list="list122239827369161" text:style-name="Num_5f_Exo">
        <text:list-item>
          <text:h text:style-name="P37" text:outline-level="1">Réduis les expressions le plus possible.</text:h>
        </text:list-item>
      </text:list>
      <text:list xml:id="list122239909384886" text:continue-list="list1951312547" text:style-name="liste_5f_abc">
        <text:list-item text:start-value="1">
          <text:p text:style-name="P47">15<text:span text:style-name="T14">ac</text:span><text:span text:style-name="T18"> </text:span><text:span text:style-name="T53"></text:span> 14<text:span text:style-name="T14">ac</text:span> <text:span text:style-name="T52">=</text:span><text:span text:style-name="T69"> </text:span><text:span text:style-name="T99">29</text:span><text:span text:style-name="_5f_pointillés_20_gris"><text:span text:style-name="T146">ac</text:span></text:span></text:p>
        </text:list-item>
        <text:list-item>
          <text:p text:style-name="P47">23<text:span text:style-name="T14">xy</text:span> <text:span text:style-name="T61">−</text:span> 35<text:span text:style-name="T14">xy</text:span><text:span text:style-name="T18"> </text:span><text:span text:style-name="T56">=</text:span><text:span text:style-name="T96"> </text:span><text:span text:style-name="T62">−</text:span><text:span text:style-name="T165"> 12</text:span><text:span text:style-name="T15">xy</text:span></text:p>
        </text:list-item>
        <text:list-item>
          <text:p text:style-name="P48">2<text:span text:style-name="T14">a</text:span><text:span text:style-name="T19">2</text:span><text:span text:style-name="T18"> </text:span><text:span text:style-name="T53"></text:span> 8<text:span text:style-name="T118">a</text:span><text:span text:style-name="T19">2</text:span> <text:span text:style-name="T52">=</text:span><text:span text:style-name="T69"> </text:span><text:span text:style-name="T165">10</text:span><text:span text:style-name="T119">a</text:span><text:span text:style-name="T24">2</text:span></text:p>
        </text:list-item>
        <text:list-item>
          <text:p text:style-name="P48">7<text:span text:style-name="T14">x</text:span><text:span text:style-name="T19">2</text:span> <text:span text:style-name="T61">−</text:span> 12<text:span text:style-name="T118">x</text:span><text:span text:style-name="T19">2</text:span> <text:span text:style-name="T52">=</text:span><text:span text:style-name="T69"> </text:span><text:span text:style-name="T62">−</text:span><text:span text:style-name="T99"> 5</text:span><text:span text:style-name="T119">x</text:span><text:span text:style-name="T22">2</text:span><text:span text:style-name="T165"> </text:span></text:p>
        </text:list-item>
        <text:list-item>
          <text:p text:style-name="P49">7<text:span text:style-name="T118">ab</text:span><text:span text:style-name="T18"> </text:span><text:span text:style-name="T53"></text:span> 5<text:span text:style-name="T118">ba</text:span> <text:span text:style-name="T52">=</text:span><text:span text:style-name="T92"> </text:span><text:span text:style-name="T134"> </text:span><text:span text:style-name="_5f_pointillés_20_gris"><text:span text:style-name="T122">7</text:span></text:span><text:span text:style-name="_5f_pointillés_20_gris"><text:span text:style-name="T142">ab</text:span></text:span><text:span text:style-name="_5f_pointillés_20_gris"><text:span text:style-name="T147"> </text:span></text:span><text:span text:style-name="_5f_pointillés_20_gris"><text:span text:style-name="T148"></text:span></text:span><text:span text:style-name="_5f_pointillés_20_gris"><text:span text:style-name="T122"> 5</text:span></text:span><text:span text:style-name="_5f_pointillés_20_gris"><text:span text:style-name="T142">ab</text:span></text:span><text:span text:style-name="_5f_pointillés_20_gris"><text:span text:style-name="T130"> </text:span></text:span><text:span text:style-name="_5f_pointillés_20_gris"><text:span text:style-name="T142">=</text:span></text:span><text:span text:style-name="_5f_pointillés_20_gris"><text:span text:style-name="T130"> </text:span></text:span><text:span text:style-name="_5f_pointillés_20_gris"><text:span text:style-name="T51">12</text:span></text:span><text:span text:style-name="_5f_pointillés_20_gris"><text:span text:style-name="T44">ab</text:span></text:span><text:span text:style-name="_5f_pointillés_20_gris"><text:span text:style-name="T146"> </text:span></text:span></text:p>
        </text:list-item>
        <text:list-item>
          <text:p text:style-name="P48">9,8<text:span text:style-name="T118">yz</text:span> <text:span text:style-name="T61">−</text:span> 15<text:span text:style-name="T118">zy</text:span> <text:span text:style-name="T52">=</text:span><text:span text:style-name="_5f_pointillés_20_gris"><text:span text:style-name="T122">9,8</text:span></text:span><text:span text:style-name="_5f_pointillés_20_gris"><text:span text:style-name="T142">yz</text:span></text:span><text:span text:style-name="_5f_pointillés_20_gris"><text:span text:style-name="T122"> </text:span></text:span><text:span text:style-name="_5f_pointillés_20_gris"><text:span text:style-name="T149">−</text:span></text:span><text:span text:style-name="_5f_pointillés_20_gris"><text:span text:style-name="T122"> 15</text:span></text:span><text:span text:style-name="_5f_pointillés_20_gris"><text:span text:style-name="T142">yz</text:span></text:span><text:span text:style-name="_5f_pointillés_20_gris"><text:span text:style-name="T122"> </text:span></text:span><text:span text:style-name="_5f_pointillés_20_gris"><text:span text:style-name="T151">= </text:span></text:span><text:span text:style-name="_5f_pointillés_20_gris"><text:span text:style-name="T149">−</text:span></text:span><text:span text:style-name="_5f_pointillés_20_gris"><text:span text:style-name="T122"> 5,2</text:span></text:span><text:span text:style-name="_5f_pointillés_20_gris"><text:span text:style-name="T142">yz</text:span></text:span></text:p>
        </text:list-item>
        <text:list-item>
          <text:p text:style-name="P50">11<text:span text:style-name="T14">y</text:span><text:span text:style-name="T19">2</text:span> <text:span text:style-name="T61">−</text:span> 5 <text:span text:style-name="T61">−</text:span> 3<text:span text:style-name="T14">y</text:span><text:span text:style-name="T19">2</text:span><text:span text:style-name="T18"> </text:span><text:span text:style-name="T53"></text:span><text:span text:style-name="T120"> </text:span>13 <text:span text:style-name="T52">=</text:span><text:span text:style-name="T69"> </text:span><text:span text:style-name="_5f_pointillés_20_gris"><text:span text:style-name="T122">8</text:span></text:span><text:span text:style-name="_5f_pointillés_20_gris"><text:span text:style-name="T146">y</text:span></text:span><text:span text:style-name="_5f_pointillés_20_gris"><text:span text:style-name="T152">2</text:span></text:span><text:span text:style-name="_5f_pointillés_20_gris"><text:span text:style-name="T122"> </text:span></text:span><text:span text:style-name="_5f_pointillés_20_gris"><text:span text:style-name="T148"></text:span></text:span><text:span text:style-name="_5f_pointillés_20_gris"><text:span text:style-name="T153"> </text:span></text:span><text:span text:style-name="_5f_pointillés_20_gris"><text:span text:style-name="T124">8</text:span></text:span></text:p>
        </text:list-item>
        <text:list-item>
          <text:p text:style-name="P51">2<text:span text:style-name="T14">b</text:span><text:span text:style-name="T19">2</text:span><text:span text:style-name="T69"> </text:span><text:span text:style-name="T61">−</text:span><text:span text:style-name="T69"> </text:span>8<text:span text:style-name="T118">b</text:span><text:span text:style-name="T69"> </text:span><text:span text:style-name="T61">−</text:span><text:span text:style-name="T69"> </text:span>9<text:span text:style-name="T14">b</text:span><text:span text:style-name="T19">2</text:span><text:span text:style-name="T18"> </text:span><text:span text:style-name="T53"></text:span> 6<text:span text:style-name="T118">b</text:span> <text:span text:style-name="T52">= </text:span><text:span text:style-name="_5f_pointillés_20_gris"><text:span text:style-name="T149">−</text:span></text:span><text:span text:style-name="_5f_pointillés_20_gris"><text:span text:style-name="T122"> 7</text:span></text:span><text:span text:style-name="_5f_pointillés_20_gris"><text:span text:style-name="T146">b</text:span></text:span><text:span text:style-name="_5f_pointillés_20_gris"><text:span text:style-name="T152">2</text:span></text:span><text:span text:style-name="_5f_pointillés_20_gris"><text:span text:style-name="T134"> </text:span></text:span><text:span text:style-name="_5f_pointillés_20_gris"><text:span text:style-name="T149">−</text:span></text:span><text:span text:style-name="_5f_pointillés_20_gris"><text:span text:style-name="T134"> </text:span></text:span><text:span text:style-name="_5f_pointillés_20_gris"><text:span text:style-name="T122">2</text:span></text:span><text:span text:style-name="_5f_pointillés_20_gris"><text:span text:style-name="T142">b</text:span></text:span><text:span text:style-name="_5f_pointillés_20_gris"><text:span text:style-name="T134"> </text:span></text:span></text:p>
        </text:list-item>
      </text:list>
      <text:list xml:id="list122240873970452" text:continue-list="list122241414681315" text:style-name="Num_5f_Exo">
        <text:list-item>
          <text:h text:style-name="P36" text:outline-level="1"> On souhaite déterminer le périmètre de la figure suivante en fonction de <text:span text:style-name="_5f_variable"><text:span text:style-name="T4">a</text:span></text:span>.</text:h>
        </text:list-item>
      </text:list>
      <text:list xml:id="list122240774225174" text:continue-list="list1398610897" text:style-name="_5f_Numérotation_20_des_20_exercices_20_livrets">
        <text:list-header>
          <text:h text:style-name="P62" text:outline-level="1"><draw:g text:anchor-type="as-char" draw:z-index="31" draw:name="Forme12" draw:style-name="gr3"><draw:line draw:style-name="gr4" draw:text-style-name="P66" svg:x1="0.669cm" svg:y1="1.319cm" svg:x2="2.229cm" svg:y2="1.319cm"><text:p/></draw:line><draw:line draw:style-name="gr4" draw:text-style-name="P66" svg:x1="2.229cm" svg:y1="0.693cm" svg:x2="2.229cm" svg:y2="1.317cm"><text:p/></draw:line><draw:line draw:style-name="gr4" draw:text-style-name="P66" svg:x1="2.229cm" svg:y1="0.693cm" svg:x2="3.789cm" svg:y2="0.693cm"><text:p/></draw:line><draw:line draw:style-name="gr4" draw:text-style-name="P66" svg:x1="3.787cm" svg:y1="0.693cm" svg:x2="3.787cm" svg:y2="2.255cm"><text:p/></draw:line><draw:line draw:style-name="gr4" draw:text-style-name="P66" svg:x1="3.787cm" svg:y1="2.254cm" svg:x2="4.41cm" svg:y2="2.254cm"><text:p/></draw:line><draw:line draw:style-name="gr4" draw:text-style-name="P66" svg:x1="4.412cm" svg:y1="2.254cm" svg:x2="4.412cm" svg:y2="2.878cm"><text:p/></draw:line><draw:line draw:style-name="gr4" draw:text-style-name="P66" svg:x1="4.412cm" svg:y1="2.88cm" svg:x2="0.669cm" svg:y2="2.88cm"><text:p/></draw:line><draw:line draw:style-name="gr4" draw:text-style-name="P66" svg:x1="0.669cm" svg:y1="1.319cm" svg:x2="0.669cm" svg:y2="2.881cm"><text:p/></draw:line><draw:frame draw:style-name="gr5" draw:text-style-name="P68" svg:width="0.627cm" svg:height="0.743cm" svg:x="0.979cm" svg:y="0.753cm"><draw:text-box><text:p text:style-name="P67"><text:span text:style-name="T169">a</text:span></text:p></draw:text-box></draw:frame><draw:line draw:style-name="gr4" draw:text-style-name="P66" svg:x1="1.604cm" svg:y1="1.129cm" svg:x2="1.292cm" svg:y2="1.442cm"><text:p/></draw:line><draw:line draw:style-name="gr4" draw:text-style-name="P66" svg:x1="3.227cm" svg:y1="0.505cm" svg:x2="2.915cm" svg:y2="0.818cm"><text:p/></draw:line><draw:line draw:style-name="gr4" draw:text-style-name="P66" svg:x1="3.913cm" svg:y1="1.38cm" svg:x2="3.601cm" svg:y2="1.693cm"><text:p/></draw:line><draw:line draw:style-name="gr4" draw:text-style-name="P66" svg:x1="0.856cm" svg:y1="1.941cm" svg:x2="0.544cm" svg:y2="2.254cm"><text:p/></draw:line><draw:line draw:style-name="gr4" draw:text-style-name="P66" svg:x1="2.041cm" svg:y1="1.005cm" svg:x2="2.353cm" svg:y2="1.005cm"><text:p/></draw:line><draw:line draw:style-name="gr4" draw:text-style-name="P66" svg:x1="2.041cm" svg:y1="1.067cm" svg:x2="2.353cm" svg:y2="1.067cm"><text:p/></draw:line><draw:line draw:style-name="gr4" draw:text-style-name="P66" svg:x1="4.224cm" svg:y1="2.566cm" svg:x2="4.536cm" svg:y2="2.566cm"><text:p/></draw:line><draw:line draw:style-name="gr4" draw:text-style-name="P66" svg:x1="4.224cm" svg:y1="2.628cm" svg:x2="4.536cm" svg:y2="2.628cm"><text:p/></draw:line><draw:line draw:style-name="gr4" draw:text-style-name="P66" svg:x1="4.038cm" svg:y1="2.38cm" svg:x2="4.038cm" svg:y2="2.067cm"><text:p/></draw:line><draw:line draw:style-name="gr4" draw:text-style-name="P66" svg:x1="4.1cm" svg:y1="2.38cm" svg:x2="4.1cm" svg:y2="2.067cm"><text:p/></draw:line><draw:frame draw:style-name="gr6" draw:text-style-name="P69" svg:width="0.623cm" svg:height="0.675cm" svg:x="4.413cm" svg:y="2.378cm"><draw:text-box><text:p text:style-name="P67"><text:span text:style-name="T170">1</text:span></text:p></draw:text-box></draw:frame><draw:line draw:style-name="gr7" draw:text-style-name="P70" svg:x1="2.225cm" svg:y1="1.326cm" svg:x2="2.225cm" svg:y2="2.842cm"><text:p/></draw:line><draw:line draw:style-name="gr7" draw:text-style-name="P70" svg:x1="3.79cm" svg:y1="2.275cm" svg:x2="3.79cm" svg:y2="2.938cm"><text:p/></draw:line><draw:frame draw:style-name="gr5" draw:text-style-name="P71" svg:width="0.625cm" svg:height="0.743cm" svg:x="2.598cm" svg:y="0cm"><draw:text-box><text:p text:style-name="P67"><text:span text:style-name="T171">a</text:span></text:p></draw:text-box></draw:frame><draw:frame draw:style-name="gr5" draw:text-style-name="P71" svg:width="0.625cm" svg:height="0.743cm" svg:x="3.695cm" svg:y="1.136cm"><draw:text-box><text:p text:style-name="P67"><text:span text:style-name="T171">a</text:span></text:p></draw:text-box></draw:frame><draw:frame draw:style-name="gr5" draw:text-style-name="P71" svg:width="0.625cm" svg:height="0.743cm" svg:x="2.787cm" svg:y="2.764cm"><draw:text-box><text:p text:style-name="P67"><text:span text:style-name="T171">a</text:span></text:p></draw:text-box></draw:frame><draw:frame draw:style-name="gr5" draw:text-style-name="P71" svg:width="0.627cm" svg:height="0.743cm" svg:x="1.136cm" svg:y="2.764cm"><draw:text-box><text:p text:style-name="P67"><text:span text:style-name="T171">a</text:span></text:p></draw:text-box></draw:frame><draw:frame draw:style-name="gr5" draw:text-style-name="P71" svg:width="0.625cm" svg:height="0.743cm" svg:x="0cm" svg:y="1.801cm"><draw:text-box><text:p text:style-name="P67"><text:span text:style-name="T171">a</text:span></text:p></draw:text-box></draw:frame><draw:frame draw:style-name="gr8" draw:text-style-name="P72" svg:width="0.627cm" svg:height="0.676cm" svg:x="3.884cm" svg:y="1.739cm"><draw:text-box><text:p text:style-name="P67"><text:span text:style-name="T172">1</text:span></text:p></draw:text-box></draw:frame><draw:frame draw:style-name="gr8" draw:text-style-name="P72" svg:width="0.625cm" svg:height="0.676cm" svg:x="3.734cm" svg:y="2.748cm"><draw:text-box><text:p text:style-name="P67"><text:span text:style-name="T172">1</text:span></text:p></draw:text-box></draw:frame><draw:frame draw:style-name="gr8" draw:text-style-name="P72" svg:width="0.611cm" svg:height="0.676cm" svg:x="1.485cm" svg:y="0.628cm"><draw:text-box><text:p text:style-name="P67"><text:span text:style-name="T172">1</text:span></text:p></draw:text-box></draw:frame></draw:g></text:h>
        </text:list-header>
      </text:list>
      <text:list xml:id="list122240943002140" text:continue-list="list122239909384886" text:style-name="liste_5f_abc">
        <text:list-item text:start-value="1">
          <text:p text:style-name="P41">Parmi les expressions suivantes entoure celles qui te semblent correctes.</text:p>
        </text:list-item>
      </text:list>
      <text:list xml:id="list122240699161662" text:continue-list="list122240774225174" text:style-name="_5f_Numérotation_20_des_20_exercices_20_livrets">
        <text:list-item>
          <text:list>
            <text:list-header>
              <text:p text:style-name="P45"><text:span text:style-name="_5f_variable"><text:span text:style-name="T12">a</text:span></text:span><text:span text:style-name="_5f_variable"><text:span text:style-name="T90"> </text:span></text:span><text:span text:style-name="_5f_variable"><text:span text:style-name="T65"></text:span></text:span><text:span text:style-name="_5f_variable"><text:span text:style-name="T91"> </text:span></text:span><text:span text:style-name="T167">1</text:span><text:span text:style-name="_5f_variable"><text:span text:style-name="T88"> </text:span></text:span><text:span text:style-name="_5f_variable"><text:span text:style-name="T65"></text:span></text:span><text:span text:style-name="_5f_variable"><text:span text:style-name="T91"> </text:span></text:span><text:span text:style-name="_5f_variable"><text:span text:style-name="T13">a</text:span></text:span><text:span text:style-name="_5f_variable"><text:span text:style-name="T88"> </text:span></text:span><text:span text:style-name="_5f_variable"><text:span text:style-name="T65"></text:span></text:span><text:span text:style-name="_5f_variable"><text:span text:style-name="T91"> </text:span></text:span><text:span text:style-name="_5f_variable"><text:span text:style-name="T13">a</text:span></text:span><text:span text:style-name="_5f_variable"><text:span text:style-name="T88"> </text:span></text:span><text:span text:style-name="_5f_variable"><text:span text:style-name="T65"></text:span></text:span><text:span text:style-name="_5f_variable"><text:span text:style-name="T91"> </text:span></text:span><text:span text:style-name="T167">1</text:span><text:span text:style-name="_5f_variable"><text:span text:style-name="T88"> </text:span></text:span><text:span text:style-name="_5f_variable"><text:span text:style-name="T65"></text:span></text:span><text:span text:style-name="_5f_variable"><text:span text:style-name="T91"> </text:span></text:span><text:span text:style-name="T167">1</text:span><text:span text:style-name="_5f_variable"><text:span text:style-name="T88"> </text:span></text:span><text:span text:style-name="_5f_variable"><text:span text:style-name="T65"></text:span></text:span><text:span text:style-name="_5f_variable"><text:span text:style-name="T91"> </text:span></text:span><text:span text:style-name="T167">1</text:span><text:span text:style-name="_5f_variable"><text:span text:style-name="T88"> </text:span></text:span><text:span text:style-name="_5f_variable"><text:span text:style-name="T65"></text:span></text:span><text:span text:style-name="_5f_variable"><text:span text:style-name="T91"> </text:span></text:span><text:span text:style-name="_5f_variable"><text:span text:style-name="T13">a</text:span></text:span><text:span text:style-name="_5f_variable"><text:span text:style-name="T88"> </text:span></text:span><text:span text:style-name="_5f_variable"><text:span text:style-name="T65"></text:span></text:span><text:span text:style-name="_5f_variable"><text:span text:style-name="T91"> </text:span></text:span><text:span text:style-name="_5f_variable"><text:span text:style-name="T13">a</text:span></text:span><text:span text:style-name="_5f_variable"><text:span text:style-name="T88"> </text:span></text:span></text:p>
              <text:p text:style-name="P45"><text:span text:style-name="_5f_variable"><text:span text:style-name="T7">a</text:span></text:span><text:span text:style-name="_5f_variable"><text:span text:style-name="T82"> </text:span></text:span><text:span text:style-name="_5f_variable"><text:span text:style-name="T59"></text:span></text:span><text:span text:style-name="_5f_variable"><text:span text:style-name="T82"> </text:span></text:span><text:span text:style-name="_5f_variable"><text:span text:style-name="T75">1</text:span></text:span><text:span text:style-name="_5f_variable"><text:span text:style-name="T82"> </text:span></text:span><text:span text:style-name="_5f_variable"><text:span text:style-name="T59"></text:span></text:span><text:span text:style-name="_5f_variable"><text:span text:style-name="T84"> </text:span></text:span><text:span text:style-name="_5f_variable"><text:span text:style-name="T75">2</text:span></text:span><text:span text:style-name="_5f_variable"><text:span text:style-name="T6">a</text:span></text:span><text:span text:style-name="_5f_variable"><text:span text:style-name="T82"> </text:span></text:span><text:span text:style-name="_5f_variable"><text:span text:style-name="T59"></text:span></text:span><text:span text:style-name="_5f_variable"><text:span text:style-name="T84"> </text:span></text:span><text:span text:style-name="_5f_variable"><text:span text:style-name="T75">2</text:span></text:span><text:span text:style-name="_5f_variable"><text:span text:style-name="T82"> </text:span></text:span><text:span text:style-name="_5f_variable"><text:span text:style-name="T59"></text:span></text:span><text:span text:style-name="_5f_variable"><text:span text:style-name="T84"> </text:span></text:span><text:span text:style-name="_5f_variable"><text:span text:style-name="T75">2</text:span></text:span><text:span text:style-name="_5f_variable"><text:span text:style-name="T6">a</text:span></text:span><text:span text:style-name="_5f_variable"><text:span text:style-name="T82"> </text:span></text:span><text:span text:style-name="_5f_variable"><text:span text:style-name="T59"></text:span></text:span><text:span text:style-name="_5f_variable"><text:span text:style-name="T84"> </text:span></text:span><text:span text:style-name="_5f_variable"><text:span text:style-name="T75">1</text:span></text:span><text:span text:style-name="_5f_variable"><text:span text:style-name="T82"> </text:span></text:span><text:span text:style-name="_5f_variable"><text:span text:style-name="T59"></text:span></text:span><text:span text:style-name="_5f_variable"><text:span text:style-name="T84"> </text:span></text:span><text:span text:style-name="_5f_variable"><text:span text:style-name="T75">3</text:span></text:span><text:span text:style-name="_5f_variable"><text:span text:style-name="T6">a</text:span></text:span></text:p>
            </text:list-header>
          </text:list>
        </text:list-item>
      </text:list>
      <text:section text:style-name="Sect3" text:name="Section5">
        <text:list xml:id="list122240835079891" text:continue-numbering="true" text:style-name="_5f_Numérotation_20_des_20_exercices_20_livrets">
          <text:list-item>
            <text:list>
              <text:list-header>
                <text:p text:style-name="P45"><text:span text:style-name="_5f_variable"><text:span text:style-name="T4">a</text:span></text:span><text:span text:style-name="T19">2</text:span><text:span text:style-name="_5f_variable"><text:span text:style-name="T20"> </text:span></text:span><text:span text:style-name="_5f_variable"><text:span text:style-name="T23"></text:span></text:span><text:span text:style-name="_5f_variable"><text:span text:style-name="T21"> </text:span></text:span><text:span text:style-name="_5f_variable"><text:span text:style-name="T6">a</text:span></text:span><text:span text:style-name="T19">2</text:span><text:span text:style-name="_5f_variable"><text:span text:style-name="T105"> </text:span></text:span><text:span text:style-name="_5f_variable"><text:span text:style-name="T102"></text:span></text:span><text:span text:style-name="_5f_variable"><text:span text:style-name="T105"> </text:span></text:span><text:span text:style-name="_5f_variable"><text:span text:style-name="T108">a</text:span></text:span><text:span text:style-name="_5f_variable"><text:span text:style-name="T105"> </text:span></text:span><text:span text:style-name="_5f_variable"><text:span text:style-name="T103"></text:span></text:span><text:span text:style-name="_5f_variable"><text:span text:style-name="T105"> </text:span></text:span>1</text:p>
                <text:p text:style-name="P45">4<text:span text:style-name="_5f_variable"><text:span text:style-name="T4">a</text:span></text:span><text:span text:style-name="_5f_variable"><text:span text:style-name="T82"> </text:span></text:span><text:span text:style-name="_5f_variable"><text:span text:style-name="T59"></text:span></text:span><text:span text:style-name="_5f_variable"><text:span text:style-name="T84"> </text:span></text:span>3<text:span text:style-name="_5f_variable"><text:span text:style-name="T82"> </text:span></text:span><text:span text:style-name="_5f_variable"><text:span text:style-name="T59"></text:span></text:span><text:span text:style-name="_5f_variable"><text:span text:style-name="T84"> </text:span></text:span><text:span text:style-name="_5f_variable"><text:span text:style-name="T75">4</text:span></text:span><text:span text:style-name="_5f_variable"><text:span text:style-name="T6">a</text:span></text:span><text:span text:style-name="_5f_variable"><text:span text:style-name="T82"> </text:span></text:span><text:span text:style-name="_5f_variable"><text:span text:style-name="T59"></text:span></text:span><text:span text:style-name="_5f_variable"><text:span text:style-name="T84"> </text:span></text:span><text:span text:style-name="_5f_variable"><text:span text:style-name="T75">1</text:span></text:span></text:p>
                <text:p text:style-name="P45">4<text:span text:style-name="_5f_variable"><text:span text:style-name="T4">a</text:span></text:span><text:span text:style-name="_5f_variable"><text:span text:style-name="T82"> </text:span></text:span><text:span text:style-name="_5f_variable"><text:span text:style-name="T59"></text:span></text:span><text:span text:style-name="_5f_variable"><text:span text:style-name="T84"> </text:span></text:span>3</text:p>
                <text:p text:style-name="P46"><text:span text:style-name="_5f_variable"><text:span text:style-name="T110">2</text:span></text:span><text:span text:style-name="_5f_variable"><text:span text:style-name="T10">a</text:span></text:span><text:span text:style-name="_5f_variable"><text:span text:style-name="T87"> </text:span></text:span><text:span text:style-name="_5f_variable"><text:span text:style-name="T63"></text:span></text:span><text:span text:style-name="_5f_variable"><text:span text:style-name="T87"> </text:span></text:span><text:span text:style-name="_5f_variable"><text:span text:style-name="T77">2</text:span></text:span><text:span text:style-name="_5f_variable"><text:span text:style-name="T63"></text:span></text:span><text:span text:style-name="_5f_variable"><text:span text:style-name="T87"> </text:span></text:span><text:span text:style-name="_5f_variable"><text:span text:style-name="T77">2</text:span></text:span><text:span text:style-name="_5f_variable"><text:span text:style-name="T11">a</text:span></text:span><text:span text:style-name="_5f_variable"><text:span text:style-name="T63"></text:span></text:span><text:span text:style-name="_5f_variable"><text:span text:style-name="T87"> </text:span></text:span><text:span text:style-name="_5f_variable"><text:span text:style-name="T77">2</text:span></text:span><text:span text:style-name="_5f_variable"><text:span text:style-name="T63"></text:span></text:span><text:span text:style-name="_5f_variable"><text:span text:style-name="T87"> </text:span></text:span><text:span text:style-name="_5f_variable"><text:span text:style-name="T77">2</text:span></text:span><text:span text:style-name="_5f_variable"><text:span text:style-name="T11">a</text:span></text:span></text:p>
              </text:list-header>
            </text:list>
          </text:list-item>
        </text:list>
      </text:section>
      <text:list xml:id="list122241368835704" text:continue-list="list122240943002140" text:style-name="liste_5f_abc">
        <text:list-item>
          <text:p text:style-name="P42">Propose une expression la plus réduite possible.</text:p>
        </text:list-item>
      </text:list>
      <text:list xml:id="list122239688250267" text:continue-list="list122240835079891" text:style-name="_5f_Numérotation_20_des_20_exercices_20_livrets">
        <text:list-item>
          <text:list>
            <text:list-header>
              <text:p text:style-name="P46"><text:span text:style-name="_5f_variable"><text:span text:style-name="T136">a</text:span></text:span><text:span text:style-name="_5f_variable"><text:span text:style-name="T150"></text:span></text:span><text:span text:style-name="_5f_variable"><text:span text:style-name="T129"> </text:span></text:span><text:span text:style-name="_5f_pointillés_20_gris"><text:span text:style-name="T122">1</text:span></text:span><text:span text:style-name="_5f_variable"><text:span text:style-name="T150"></text:span></text:span><text:span text:style-name="_5f_variable"><text:span text:style-name="T129"> </text:span></text:span><text:span text:style-name="_5f_variable"><text:span text:style-name="T139">a</text:span></text:span><text:span text:style-name="_5f_variable"><text:span text:style-name="T150"></text:span></text:span><text:span text:style-name="_5f_variable"><text:span text:style-name="T129"> </text:span></text:span><text:span text:style-name="_5f_variable"><text:span text:style-name="T139">a</text:span></text:span><text:span text:style-name="_5f_variable"><text:span text:style-name="T150"></text:span></text:span><text:span text:style-name="_5f_variable"><text:span text:style-name="T129"> </text:span></text:span><text:span text:style-name="_5f_pointillés_20_gris"><text:span text:style-name="T122">1</text:span></text:span><text:span text:style-name="_5f_variable"><text:span text:style-name="T150"></text:span></text:span><text:span text:style-name="_5f_variable"><text:span text:style-name="T129"> </text:span></text:span><text:span text:style-name="_5f_pointillés_20_gris"><text:span text:style-name="T122">1</text:span></text:span><text:span text:style-name="_5f_variable"><text:span text:style-name="T150"></text:span></text:span><text:span text:style-name="_5f_variable"><text:span text:style-name="T129"> </text:span></text:span><text:span text:style-name="_5f_pointillés_20_gris"><text:span text:style-name="T122">1</text:span></text:span><text:span text:style-name="_5f_variable"><text:span text:style-name="T150"></text:span></text:span><text:span text:style-name="_5f_variable"><text:span text:style-name="T129"> </text:span></text:span><text:span text:style-name="_5f_variable"><text:span text:style-name="T139">a</text:span></text:span><text:span text:style-name="_5f_variable"><text:span text:style-name="T150"></text:span></text:span><text:span text:style-name="_5f_variable"><text:span text:style-name="T129"> </text:span></text:span><text:span text:style-name="_5f_variable"><text:span text:style-name="T139">a</text:span></text:span><text:span text:style-name="_5f_variable"><text:span text:style-name="T150"></text:span></text:span><text:span text:style-name="_5f_variable"><text:span text:style-name="T129"> </text:span></text:span><text:span text:style-name="_5f_variable"><text:span text:style-name="T139">a</text:span></text:span></text:p>
              <text:p text:style-name="P45"><text:span text:style-name="_5f_variable"><text:span text:style-name="T136">= 6a</text:span></text:span><text:span text:style-name="_5f_variable"><text:span text:style-name="T128"> </text:span></text:span><text:span text:style-name="_5f_variable"><text:span text:style-name="T150"> </text:span></text:span><text:span text:style-name="_5f_pointillés_20_gris"><text:span text:style-name="T125">4</text:span></text:span><text:span text:style-name="_5f_variable"><text:span text:style-name="T128"> </text:span></text:span></text:p>
            </text:list-header>
          </text:list>
        </text:list-item>
      </text:list>
      <text:list xml:id="list122240669478277" text:continue-list="list122240873970452" text:style-name="Num_5f_Exo">
        <text:list-item>
          <text:list>
            <text:list-item>
              <text:h text:style-name="P63" text:outline-level="1"> Souligne d'une même couleur les termes qui peuvent être regroupés puis réduis.</text:h>
            </text:list-item>
          </text:list>
        </text:list-item>
      </text:list>
      <text:list xml:id="list122240358513041" text:continue-list="list122239688250267" text:style-name="_5f_Numérotation_20_des_20_exercices_20_livrets">
        <text:list-item>
          <text:list>
            <text:list-header>
              <text:p text:style-name="P52"><draw:line text:anchor-type="paragraph" draw:z-index="19" draw:name="Forme15" draw:style-name="gr9" draw:text-style-name="P64" svg:x1="3.21cm" svg:y1="0.802cm" svg:x2="4.692cm" svg:y2="0.776cm"><text:p/></draw:line>A<text:span text:style-name="T69"> </text:span><text:span text:style-name="T52">=</text:span> 8<text:span text:style-name="T14">x</text:span><text:span text:style-name="T72"> </text:span><text:span text:style-name="T53"></text:span><text:span text:style-name="T72"> 10</text:span><text:span text:style-name="T14">x</text:span><text:span text:style-name="T72"> </text:span><text:span text:style-name="T53"></text:span><text:span text:style-name="T72"> 4 </text:span><text:span text:style-name="T53"></text:span><text:span text:style-name="T72"> 9</text:span></text:p>
              <text:p text:style-name="P53"><draw:line text:anchor-type="paragraph" draw:z-index="14" draw:name="Forme14" draw:style-name="gr1" draw:text-style-name="P64" svg:x1="0.818cm" svg:y1="0.056cm" svg:x2="2.973cm" svg:y2="0.037cm"><text:p/></draw:line>A<text:span text:style-name="T69"> </text:span><text:span text:style-name="T52">=</text:span> 18<text:span text:style-name="T14">x</text:span><text:span text:style-name="T72"> </text:span><text:span text:style-name="T53"></text:span><text:span text:style-name="T72"> 13 </text:span></text:p>
              <text:p text:style-name="P52"><draw:line text:anchor-type="paragraph" draw:z-index="15" draw:name="Forme16" draw:style-name="gr1" draw:text-style-name="P64" svg:x1="2.03cm" svg:y1="0.573cm" svg:x2="4.321cm" svg:y2="0.573cm"><text:p/></draw:line><draw:line text:anchor-type="paragraph" draw:z-index="20" draw:name="Forme18" draw:style-name="gr9" draw:text-style-name="P64" svg:x1="0.683cm" svg:y1="0.651cm" svg:x2="1.704cm" svg:y2="0.591cm"><text:p/></draw:line>D<text:span text:style-name="T69"> </text:span><text:span text:style-name="T52">=</text:span> <text:span text:style-name="T61">−</text:span> 5 <text:span text:style-name="T61">−</text:span> 4<text:span text:style-name="T14">w</text:span><text:span text:style-name="T72"> </text:span><text:span text:style-name="T61">−</text:span> 8<text:span text:style-name="T14">w</text:span><text:span text:style-name="T75"> </text:span><text:span text:style-name="T59"></text:span> 10</text:p>
              <text:p text:style-name="P56"><draw:line text:anchor-type="paragraph" draw:z-index="21" draw:name="Forme17" draw:style-name="gr9" draw:text-style-name="P64" svg:x1="4.579cm" svg:y1="0.055cm" svg:x2="5.373cm" svg:y2="0.002cm"><text:p/></draw:line>D<text:span text:style-name="T69"> </text:span><text:span text:style-name="T52">=</text:span> 5 <text:span text:style-name="T61">−</text:span> 12<text:span text:style-name="T14">w</text:span><text:span text:style-name="T72"> </text:span></text:p>
            </text:list-header>
          </text:list>
        </text:list-item>
      </text:list>
      <text:p text:style-name="P57"><draw:line text:anchor-type="paragraph" draw:z-index="26" draw:name="Forme21" draw:style-name="gr9" draw:text-style-name="P64" svg:x1="3.05cm" svg:y1="0.676cm" svg:x2="3.791cm" svg:y2="0.676cm"><text:p/></draw:line><draw:line text:anchor-type="paragraph" draw:z-index="32" draw:name="Forme 1" draw:style-name="gr2" draw:text-style-name="P65" svg:x1="8.553cm" svg:y1="0.693cm" svg:x2="9.19cm" svg:y2="0.734cm"><text:p/></draw:line>E<text:span text:style-name="T69"> </text:span><text:span text:style-name="T52">=</text:span> 4<text:span text:style-name="T14">m</text:span><text:span text:style-name="T72"> </text:span><text:span text:style-name="T61"></text:span> 6 <text:span text:style-name="T66"></text:span> 8<text:span text:style-name="T14">m</text:span><text:span text:style-name="_5f_BVS">²</text:span><text:span text:style-name="T17"> </text:span><text:span text:style-name="T53"></text:span> 1 <text:span text:style-name="T61"></text:span> 6<text:span text:style-name="T14">m</text:span><text:span text:style-name="T72"> </text:span><text:span text:style-name="T61"></text:span> 12 <text:span text:style-name="T66"></text:span> 4<text:span text:style-name="T14">m</text:span><text:span text:style-name="_5f_BVS">²</text:span><text:span text:style-name="_5f_variable"><text:span text:style-name="T65"></text:span></text:span><text:span text:style-name="_5f_variable"><text:span text:style-name="T90"> </text:span></text:span>9</text:p>
      <text:list xml:id="list122239951518205" text:continue-numbering="true" text:style-name="_5f_Numérotation_20_des_20_exercices_20_livrets">
        <text:list-item>
          <text:list>
            <text:list-header>
              <text:p text:style-name="P54"><draw:line text:anchor-type="paragraph" draw:z-index="16" draw:name="Forme22" draw:style-name="gr1" draw:text-style-name="P64" svg:x1="0.683cm" svg:y1="0.054cm" svg:x2="1.477cm" svg:y2="0.028cm"><text:p/></draw:line><draw:line text:anchor-type="paragraph" draw:z-index="22" draw:name="Forme24" draw:style-name="gr10" draw:text-style-name="P64" svg:x1="7.717cm" svg:y1="0.028cm" svg:x2="8.431cm" svg:y2="0.028cm"><text:p/></draw:line><draw:line text:anchor-type="paragraph" draw:z-index="27" draw:name="Forme25" draw:style-name="gr2" draw:text-style-name="P64" svg:x1="2.032cm" svg:y1="0.028cm" svg:x2="2.704cm" svg:y2="0.028cm"><text:p/></draw:line><draw:line text:anchor-type="paragraph" draw:z-index="28" draw:name="Forme26" draw:style-name="gr2" draw:text-style-name="P64" svg:x1="6.419cm" svg:y1="0.028cm" svg:x2="7.285cm" svg:y2="0.054cm"><text:p/></draw:line><draw:line text:anchor-type="paragraph" draw:z-index="33" draw:name="Forme 2" draw:style-name="gr2" draw:text-style-name="P65" svg:x1="4.107cm" svg:y1="0.019cm" svg:x2="4.82cm" svg:y2="0.019cm"><text:p/></draw:line><draw:line text:anchor-type="paragraph" draw:z-index="34" draw:name="Forme 3" draw:style-name="gr1" draw:text-style-name="P64" svg:x1="5.091cm" svg:y1="0.072cm" svg:x2="5.885cm" svg:y2="0.046cm"><text:p/></draw:line>E<text:span text:style-name="T69"> </text:span><text:span text:style-name="T52">=</text:span> 10<text:span text:style-name="T14">m</text:span><text:span text:style-name="T72"> </text:span><text:span text:style-name="T61"></text:span> 28 <text:span text:style-name="T66"></text:span> 12<text:span text:style-name="T14">m</text:span><text:span text:style-name="_5f_BVS"><text:span text:style-name="T165">²</text:span></text:span><text:span text:style-name="T17"> </text:span></text:p>
            </text:list-header>
          </text:list>
        </text:list-item>
      </text:list>
      <text:p text:style-name="P28"><draw:line text:anchor-type="paragraph" draw:z-index="30" draw:name="Forme28" draw:style-name="gr2" draw:text-style-name="P64" svg:x1="4.413cm" svg:y1="0.677cm" svg:x2="5.313cm" svg:y2="0.703cm"><text:p/></draw:line><text:span text:style-name="_5f_pointillés_20_gris"><text:span text:style-name="T25">F</text:span></text:span><text:span text:style-name="_5f_pointillés_20_gris"><text:span text:style-name="T35"> </text:span></text:span><text:span text:style-name="_5f_pointillés_20_gris"><text:span text:style-name="T26">= </text:span></text:span><text:span text:style-name="_5f_pointillés_20_gris"><text:span text:style-name="T28">−</text:span></text:span><text:span text:style-name="_5f_pointillés_20_gris"><text:span text:style-name="T25">4</text:span></text:span><text:span text:style-name="_5f_pointillés_20_gris"><text:span text:style-name="T45">x </text:span></text:span><text:span text:style-name="_5f_pointillés_20_gris"><text:span text:style-name="T28">−</text:span></text:span><text:span text:style-name="_5f_pointillés_20_gris"><text:span text:style-name="T25">6 </text:span></text:span><text:span text:style-name="_5f_pointillés_20_gris"><text:span text:style-name="T29"></text:span></text:span><text:span text:style-name="_5f_pointillés_20_gris"><text:span text:style-name="T25">12</text:span></text:span><text:span text:style-name="_5f_pointillés_20_gris"><text:span text:style-name="T45">x</text:span></text:span><text:span text:style-name="_5f_BVS"><text:span text:style-name="T25">²</text:span></text:span><text:span text:style-name="_5f_pointillés_20_gris"><text:span text:style-name="T47"> </text:span></text:span><text:span text:style-name="_5f_pointillés_20_gris"><text:span text:style-name="T30"> </text:span></text:span><text:span text:style-name="_5f_pointillés_20_gris"><text:span text:style-name="T25">10 </text:span></text:span><text:span text:style-name="_5f_pointillés_20_gris"><text:span text:style-name="T28">−</text:span></text:span><text:span text:style-name="_5f_pointillés_20_gris"><text:span text:style-name="T45">x</text:span></text:span><text:span text:style-name="_5f_BVS"><text:span text:style-name="T25">² </text:span></text:span><text:span text:style-name="_5f_pointillés_20_gris"><text:span text:style-name="T28"></text:span></text:span><text:span text:style-name="_5f_pointillés_20_gris"><text:span text:style-name="T25">12</text:span></text:span><text:span text:style-name="_5f_pointillés_20_gris"><text:span text:style-name="T45">x</text:span></text:span><text:span text:style-name="_5f_pointillés_20_gris"><text:span text:style-name="T29"></text:span></text:span><text:span text:style-name="_5f_pointillés_20_gris"><text:span text:style-name="T25">4</text:span></text:span><text:span text:style-name="_5f_pointillés_20_gris"><text:span text:style-name="T45">x </text:span></text:span><text:span text:style-name="_5f_pointillés_20_gris"><text:span text:style-name="T30"></text:span></text:span><text:span text:style-name="_5f_pointillés_20_gris"><text:span text:style-name="T25">9</text:span></text:span></text:p>
      <text:list xml:id="list122241318212855" text:continue-numbering="true" text:style-name="_5f_Numérotation_20_des_20_exercices_20_livrets">
        <text:list-item>
          <text:list>
            <text:list-header>
              <text:p text:style-name="P55"><draw:line text:anchor-type="paragraph" draw:z-index="17" draw:name="Forme29" draw:style-name="gr1" draw:text-style-name="P64" svg:x1="0.788cm" svg:y1="0.004cm" svg:x2="1.661cm" svg:y2="0.004cm"><text:p/></draw:line><draw:line text:anchor-type="paragraph" draw:z-index="18" draw:name="Forme30" draw:style-name="gr1" draw:text-style-name="P64" svg:x1="5.258cm" svg:y1="0.03cm" svg:x2="6.856cm" svg:y2="0.011cm"><text:p/></draw:line><draw:line text:anchor-type="paragraph" draw:z-index="23" draw:name="Forme31" draw:style-name="gr9" draw:text-style-name="P64" svg:x1="1.662cm" svg:y1="0.004cm" svg:x2="2.323cm" svg:y2="0.004cm"><text:p/></draw:line><draw:line text:anchor-type="paragraph" draw:z-index="25" draw:name="Forme32" draw:style-name="gr9" draw:text-style-name="P64" svg:x1="6.857cm" svg:y1="0.011cm" svg:x2="7.571cm" svg:y2="0.011cm"><text:p/></draw:line><draw:line text:anchor-type="paragraph" draw:z-index="29" draw:name="Forme33" draw:style-name="gr2" draw:text-style-name="P64" svg:x1="2.323cm" svg:y1="0.004cm" svg:x2="3.487cm" svg:y2="0.004cm"><text:p/></draw:line><draw:line text:anchor-type="paragraph" draw:z-index="24" draw:name="Forme27" draw:style-name="gr9" draw:text-style-name="P64" svg:x1="3.642cm" svg:y1="0.004cm" svg:x2="4.321cm" svg:y2="0.004cm"><text:p/></draw:line><text:span text:style-name="_5f_pointillés_20_gris"><text:span text:style-name="T49">F</text:span></text:span><text:span text:style-name="_5f_pointillés_20_gris"><text:span text:style-name="T41"> </text:span></text:span><text:span text:style-name="_5f_pointillés_20_gris"><text:span text:style-name="T31">= </text:span></text:span><text:span text:style-name="_5f_pointillés_20_gris"><text:span text:style-name="T49">12</text:span></text:span><text:span text:style-name="_5f_pointillés_20_gris"><text:span text:style-name="T46">x</text:span></text:span><text:span text:style-name="_5f_pointillés_20_gris"><text:span text:style-name="T40"> </text:span></text:span><text:span text:style-name="_5f_pointillés_20_gris"><text:span text:style-name="T33"> </text:span></text:span><text:span text:style-name="_5f_pointillés_20_gris"><text:span text:style-name="T50">13 </text:span></text:span><text:span text:style-name="_5f_pointillés_20_gris"><text:span text:style-name="T32"></text:span></text:span><text:span text:style-name="_5f_pointillés_20_gris"><text:span text:style-name="T49"> 6</text:span></text:span><text:span text:style-name="_5f_pointillés_20_gris"><text:span text:style-name="T46">x</text:span></text:span><text:span text:style-name="_5f_BVS"><text:span text:style-name="T49">²</text:span></text:span><text:span text:style-name="_5f_pointillés_20_gris"><text:span text:style-name="T48"> </text:span></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Bitstream Vera Sans" svg:font-family="'Bitstream Vera Sans'" style:font-pitch="variable"/>
    <style:font-face style:name="Bitstream Vera Sans Mono" svg:font-family="'Bitstream Vera Sans Mono'" style:font-family-generic="modern" style:font-pitch="fixed"/>
    <style:font-face style:name="Bitstream Vera Sans1" svg:font-family="'Bitstream Vera Sans'" style:font-adornments="Roman" style:font-family-generic="swiss" style:font-pitch="variable"/>
    <style:font-face style:name="Bitstream Vera Sans2"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family-generic="roman" style:font-pitch="variable"/>
    <style:font-face style:name="Bitstream Vera Sans5"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face style:name="OpenSymbol2" svg:font-family="OpenSymbol" style:font-adornments="Oblique" style:font-pitch="variable" style:font-charset="x-symbol"/>
    <style:font-face style:name="OpenSymbol3" svg:font-family="OpenSymbol" style:font-pitch="variable" style:font-charset="x-symbol"/>
    <style:font-face style:name="SimSun" svg:font-family="SimSun" style:font-family-generic="system" style:font-pitch="variable"/>
    <style:font-face style:name="StarSymbol" svg:font-family="StarSymbol" style:font-charset="x-symbol"/>
    <style:font-face style:name="Symbol" svg:font-family="Symbol" style:font-adornments="Oblique"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style:font-face style:name="Times New Roman3" svg:font-family="'Times New Roman'" style:font-adornments="Italique" style:font-family-generic="roman" style:font-pitch="variable"/>
  </office:font-face-decls>
  <office:styles>
    <draw:fill-image draw:name="Bitmape_20_2" draw:display-name="Bitmape 2" xlink:href="Pictures/1000000000000462000000587CE155E8D689C890.png" xlink:type="simple" xlink:show="embed" xlink:actuate="onLoad"/>
    <draw:stroke-dash draw:name="Ultrafine_20_Dashed" draw:display-name="Ultrafine Dashed" draw:style="rect" draw:dots1="1" draw:dots1-length="0.016cm" draw:dots2="1" draw:dots2-length="0.016cm" draw:distance="0.01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729fcf"/>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5"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2"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2"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style:paragraph-properties fo:line-height="100%" fo:text-align="center" style:justify-single-word="false" style:page-number="auto">
        <style:tab-stops/>
      </style:paragraph-properties>
      <style:text-properties fo:font-size="8pt" fo:font-style="italic"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2"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2"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2"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2"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3"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5"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2"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1" fo:font-family="'Bitstream Vera Sans'" style:font-style-name="Roman" style:font-family-generic="swiss" style:font-pitch="variable" fo:font-size="8pt" style:text-underline-style="none" fo:font-weight="bold" style:font-size-asian="10.5pt" style:font-weight-asian="bold" style:font-weight-complex="bold"/>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loext:opacity="100%"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4"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style:style>
    <style:style style:name="Enonce_5f_Niv2" style:display-name="Enonce_Niv2" style:family="text" style:parent-style-name="Enonce_5f_Niv1">
      <style:text-properties fo:color="#ffffff" loext:opacity="100%" style:font-name="Bitstream Vera Sans2" fo:font-family="'Bitstream Vera Sans'" style:font-style-name="Gras" style:font-family-generic="swiss" style:font-pitch="variable" fo:font-size="10pt" fo:font-weight="bold" fo:background-color="#d3802b" style:font-size-asian="10.5pt"/>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3" fo:font-family="OpenSymbol" style:font-pitch="variable" style:font-charset="x-symbol" fo:font-size="10pt" fo:font-style="normal" fo:background-color="transparent" style:font-name-asian="OpenSymbol3" style:font-family-asian="OpenSymbol" style:font-pitch-asian="variable" style:font-charset-asian="x-symbol" style:font-size-asian="12pt" style:font-style-asian="italic" style:font-name-complex="OpenSymbol3"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5"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1" fo:font-family="'Bitstream Vera Sans'" style:font-style-name="Roman" style:font-family-generic="swiss" style:font-pitch="variable" fo:font-size="10pt" fo:font-weight="bold"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1" fo:font-family="'Bitstream Vera Sans'" style:font-style-name="Roman" style:font-family-generic="swiss" style:font-pitch="variable" fo:font-size="8pt" style:text-underline-style="none" fo:font-weight="bold" fo:background-color="#ffc924" style:font-size-asian="10.5pt"/>
    </style:style>
    <style:style style:name="Bold_5f_niv3" style:display-name="Bold_niv3" style:family="text" style:parent-style-name="Bold_5f_niv2">
      <style:text-properties fo:color="#c74028" loext:opacity="100%"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style:style>
    <style:style style:name="Bold_5f_niv2" style:display-name="Bold_niv2" style:family="text">
      <style:text-properties fo:color="#d3802b" loext:opacity="100%" style:font-name="Bitstream Vera Sans1" fo:font-family="'Bitstream Vera Sans'" style:font-style-name="Roman" style:font-family-generic="swiss" style:font-pitch="variable" fo:font-size="10pt" fo:font-weight="bold" style:font-size-asian="10.5pt" style:font-weight-asian="bold" style:font-weight-complex="normal"/>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1"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1"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2" fo:font-family="'Bitstream Vera Sans'" style:font-style-name="Gras" style:font-family-generic="swiss" style:font-pitch="variable" fo:font-size="10pt" fo:font-weight="bold" fo:background-color="#c74028" style:font-size-asian="10.5pt"/>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_5f_Numéros_20_second_20_exercice_20_livret"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loext:num-list-format=" %1% " style:num-prefix=" " style:num-suffix=" " style:num-format="1" text:start-value="2">
        <style:list-level-properties text:min-label-distance="0.25cm" fo:text-align="center"/>
      </text:list-level-style-number>
      <text:list-level-style-number text:level="2" text:style-name="_5f_Numéros_20_second_20_exercice_20_livret" loext:num-list-format="%2%." style:num-suffix="." style:num-format="a" text:start-value="2">
        <style:list-level-properties text:min-label-distance="0.15cm" fo:text-align="end"/>
      </text:list-level-style-number>
      <text:list-level-style-bullet text:level="3" text:style-name="Bullet_20_Symbols" loext:num-list-format=" %3%" style:num-prefix=" " text:bullet-char="•">
        <style:list-level-properties text:min-label-width="0.3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loext:num-list-format=" %1% " style:num-prefix=" " style:num-suffix=" " style:num-format="1">
        <style:list-level-properties text:space-before="0.002cm" text:min-label-distance="0.15cm" fo:text-align="center"/>
      </text:list-level-style-number>
      <text:list-level-style-number text:level="2" text:style-name="_5f_Numéros_20_second_20_de_20_s_27_entraîner"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Standard">
      <style:text-properties fo:font-size="2pt" style:font-size-asian="2pt" style:font-size-complex="2pt"/>
    </style:style>
    <style:style style:name="MP12" style:family="paragraph" style:parent-style-name="Header">
      <style:text-properties fo:font-size="3pt" style:font-size-asian="4pt" style:font-size-complex="4pt"/>
    </style:style>
    <style:style style:name="MP13" style:family="paragraph" style:parent-style-name="Header">
      <style:paragraph-properties fo:margin-left="6.399cm" fo:margin-right="0cm" fo:text-indent="0cm" style:auto-text-indent="false"/>
      <style:text-properties style:font-name="Bitstream Vera Sans5" fo:font-size="13pt" fo:font-weight="bold" style:font-size-asian="13pt" style:font-weight-asian="bold" style:font-size-complex="13pt" style:font-weight-complex="bold"/>
    </style:style>
    <style:style style:name="MP14" style:family="paragraph" style:parent-style-name="Header">
      <style:paragraph-properties fo:margin-left="7.001cm" fo:margin-right="0cm" fo:text-indent="0cm" style:auto-text-indent="false"/>
      <style:text-properties style:font-name="Bitstream Vera Sans5" fo:font-size="11pt" fo:font-weight="normal" style:font-size-asian="11pt" style:font-weight-asian="normal" style:font-size-complex="11pt" style:font-weight-complex="normal"/>
    </style:style>
    <style:style style:name="MP15" style:family="paragraph" style:parent-style-name="Footer">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Footer">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5" fo:font-size="10pt" fo:font-style="italic" fo:font-weight="bold" style:font-size-asian="10pt" style:font-style-asian="italic" style:font-weight-asian="bold" style:font-size-complex="10pt" style:font-style-complex="italic" style:font-weight-complex="bold"/>
    </style:style>
    <style:style style:name="MP23" style:family="paragraph">
      <loext:graphic-properties draw:fill="solid" draw:fill-color="#d7e12c"/>
    </style:style>
    <style:style style:name="MP24" style:family="paragraph">
      <style:paragraph-properties fo:text-align="center"/>
    </style:style>
    <style:style style:name="MP25" style:family="paragraph">
      <loext:graphic-properties draw:fill="none" draw:fill-color="#ffffff"/>
      <style:paragraph-properties fo:text-align="center" style:writing-mode="lr-tb"/>
      <style:text-properties fo:color="#ffffff" loext:opacity="100%" style:font-name="Bitstream Vera Sans5" fo:font-size="16pt" fo:font-weight="bold" style:font-size-asian="16pt" style:font-weight-asian="bold" style:font-size-complex="16pt" style:font-weight-complex="bold"/>
    </style:style>
    <style:style style:name="MP26" style:family="paragraph" style:parent-style-name="Folio">
      <style:paragraph-properties fo:text-align="center" style:justify-single-word="false"/>
      <style:text-properties fo:font-size="8pt" style:font-size-asian="8pt" style:font-size-complex="8pt"/>
    </style:style>
    <style:style style:name="MP27" style:family="paragraph">
      <loext:graphic-properties draw:fill="solid" draw:fill-color="#d7e12c"/>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8" style:family="paragraph" style:parent-style-name="Header">
      <style:text-properties fo:font-size="14pt" style:font-size-asian="14pt" style:font-size-complex="14pt"/>
    </style:style>
    <style:style style:name="MP29"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5"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5" fo:font-size="16pt" fo:font-weight="bold" style:font-size-asian="16pt" style:font-weight-asian="bold" style:font-size-complex="16pt" style:font-weight-complex="bol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ffffff"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0%" style:style="none"/>
          <style:column style:rel-width="5301*" fo:start-indent="0cm" fo:end-indent="0.349cm"/>
          <style:column style:rel-width="5301*"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column-sep style:width="0.035cm" style:color="#000000" style:height="0%" style:style="none"/>
        </style:columns>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6cm" fo:margin-left="0cm" fo:margin-right="0cm" fo:margin-bottom="0.101cm" style:shadow="none" style:dynamic-spacing="true" draw:fill="bitmap" draw:fill-image-name="Bitmape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0%" style:style="none"/>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21cm" style:color="#d7e12c" style:height="0%" style:style="none"/>
          <style:column style:rel-width="32767*" fo:start-indent="0cm" fo:end-indent="0.349cm"/>
          <style:column style:rel-width="32768*" fo:start-indent="0.349cm" fo:end-indent="0cm"/>
        </style:columns>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1"/>
    <style:master-page style:name="_5f_Fiche_20_éditeur_20_paire_20__28_G_29_" style:display-name="_Fiche éditeur paire (G)" style:page-layout-name="Mpm4" draw:style-name="Mdp1"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1"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1"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1"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draw:style-name="Mdp1"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draw:style-name="Mdp1"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1_20_impaire_20__28_D_29_" style:display-name="_Fiche éditeur série 1 impaire (D)" style:page-layout-name="Mpm10" draw:style-name="Mdp1"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1_20_paire_20__28_G_29_" style:display-name="_Fiche éditeur série 1 paire (G)" style:page-layout-name="Mpm11" draw:style-name="Mdp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G_29__20_une_20_colonne" style:display-name="_Fiche éditeur série 2 impaire (G) une colonne" style:page-layout-name="Mpm12" draw:style-name="Mdp2">
      <style:header>
        <text:p text:style-name="Entête_20_couleur">Série 2 : Calcul littéral</text:p>
      </style:header>
      <style:footer>
        <text:p text:style-name="MP10">Chapitre N4 : Calcul littéral</text:p>
      </style:footer>
    </style:master-page>
    <style:master-page style:name="_5f_Fiche_20_du_20_livret_20_pair" style:display-name="_Fiche du livret pair" style:page-layout-name="Mpm13" draw:style-name="Mdp1">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28">N4 : Fractions</text:p>
              </table:table-cell>
              <table:table-cell table:style-name="Tableau18.A1" office:value-type="string">
                <text:p text:style-name="MP28"/>
              </table:table-cell>
            </table:table-row>
          </table:table-header-rows>
          <table:table-row table:style-name="Tableau18.1">
            <table:covered-table-cell table:style-name="Tableau18.A1"/>
            <table:table-cell table:style-name="Tableau18.A1" office:value-type="string">
              <text:p text:style-name="MP29">Série 1 : Fractions et parts</text:p>
            </table:table-cell>
            <table:table-cell table:style-name="Tableau18.A1" office:value-type="string">
              <text:p text:style-name="MP29"/>
            </table:table-cell>
          </table:table-row>
        </table:table>
        <text:p text:style-name="MP11"/>
      </style:header>
    </style:master-page>
    <style:master-page style:name="_5f_Fiche_20_format_20_Site" style:display-name="_Fiche format Site" style:page-layout-name="Mpm14" draw:style-name="Mdp1">
      <style:header>
        <text:p text:style-name="MP12"/>
        <text:p text:style-name="MP13"><text:span text:style-name="MT3">Chapitre N3 :</text:span> <text:span text:style-name="MT4">Nombres fractions</text:span></text:p>
        <text:p text:style-name="MP14">Série 2 : Fractions et partage <text:s text:c="75"/></text:p>
      </style:header>
    </style:master-page>
    <style:master-page style:name="_5f_Fiche_20_éditeur_20_série_20_3_20_impaire_20__28_D_29_" style:display-name="_Fiche éditeur série 3 impaire (D)" style:page-layout-name="Mpm9" draw:style-name="Mdp1"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5"/>
      </style:footer-left>
    </style:master-page>
    <style:master-page style:name="_5f_Fiche_20_éditeur_20_série_20_4_20_impaire_20__28_D_29_" style:display-name="_Fiche éditeur série 4 impaire (D)" style:page-layout-name="Mpm15" draw:style-name="Mdp1" style:next-style-name="_5f_Fiche_20_éditeur_20_série_20_4_20_paire_20__28_G_29_">
      <style:header>
        <text:p text:style-name="MP16">Série 4 : ???</text:p>
      </style:header>
      <style:footer>
        <text:p text:style-name="MP17">Chapitre ? : ...</text:p>
      </style:footer>
      <style:footer-left>
        <text:p text:style-name="MP15"/>
      </style:footer-left>
    </style:master-page>
    <style:master-page style:name="_5f_Fiche_20_éditeur_20_synthèse_20_impaire_20__28_D_29_" style:display-name="_Fiche éditeur synthèse impaire (D)" style:page-layout-name="Mpm15" draw:style-name="Mdp1" style:next-style-name="_5f_Fiche_20_éditeur_20_synthèse_20_paire_20__28_G_29_">
      <style:header>
        <text:p text:style-name="MP16">Synthèse</text:p>
      </style:header>
      <style:footer>
        <text:p text:style-name="MP8">Chapitre ? : ...</text:p>
      </style:footer>
      <style:footer-left>
        <text:p text:style-name="MP18"/>
      </style:footer-left>
    </style:master-page>
    <style:master-page style:name="_5f_Fiche_20_éditeur_20_série_20_3_20_paire_20__28_G_29_" style:display-name="_Fiche éditeur série 3 paire (G)" style:page-layout-name="Mpm8" draw:style-name="Mdp1" style:next-style-name="_5f_Fiche_20_éditeur_20_série_20_3_20_impaire_20__28_D_29_">
      <style:header>
        <text:p text:style-name="MP16">Série 3 : ???</text:p>
      </style:header>
      <style:footer>
        <text:p text:style-name="MP19">Chapitre ? : ...</text:p>
      </style:footer>
    </style:master-page>
    <style:master-page style:name="_5f_Fiche_20_éditeur_20_série_20_4_20_paire_20__28_G_29_" style:display-name="_Fiche éditeur série 4 paire (G)" style:page-layout-name="Mpm8" draw:style-name="Mdp1" style:next-style-name="_5f_Fiche_20_éditeur_20_série_20_4_20_impaire_20__28_D_29_">
      <style:header>
        <text:p text:style-name="MP16">Série 4 : ???</text:p>
      </style:header>
      <style:footer>
        <text:p text:style-name="MP19">Chapitre ? : ...</text:p>
      </style:footer>
    </style:master-page>
    <style:master-page style:name="_5f_Fiche_20_éditeur_20_synthèse_20_paire_20__28_G_29_" style:display-name="_Fiche éditeur synthèse paire (G)" style:page-layout-name="Mpm8" draw:style-name="Mdp1" style:next-style-name="_5f_Fiche_20_éditeur_20_synthèse_20_impaire_20__28_D_29_">
      <style:header>
        <text:p text:style-name="MP16">Synthèse</text:p>
      </style:header>
      <style:footer>
        <text:p text:style-name="MP4">Chapitre ? : ...</text:p>
      </style:footer>
    </style:master-page>
    <style:master-page style:name="_5f_Fiche_20_du_20_livret_20_Génération_20_5" style:display-name="_Fiche du livret Génération 5" style:page-layout-name="Mpm16" draw:style-name="Mdp1">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Right_20_Page" style:display-name="Right Page" style:page-layout-name="Mpm17" draw:style-name="Mdp1"/>
    <style:master-page style:name="Left_20_Page" style:display-name="Left Page" style:page-layout-name="Mpm18" draw:style-name="Mdp1" style:next-style-name="Right_20_Page"/>
    <style:master-page style:name="First_20_Page" style:display-name="First Page" style:page-layout-name="Mpm19" draw:style-name="Mdp1" style:next-style-name="Standard"/>
    <style:master-page style:name="Envelope" style:page-layout-name="Mpm20" draw:style-name="Mdp1"/>
    <style:master-page style:name="Index" style:page-layout-name="Mpm19" draw:style-name="Mdp1"/>
    <style:master-page style:name="Footnote" style:page-layout-name="Mpm2" draw:style-name="Mdp1"/>
    <style:master-page style:name="Landscape" style:page-layout-name="Mpm21" draw:style-name="Mdp1"/>
    <style:master-page style:name="_5f_Fiche_20_éditeur_20_série_20_2_20_une_20_colonne_20_impaire_20__28_G_29_" style:display-name="_Fiche éditeur série 2 une colonne impaire (G)" style:page-layout-name="Mpm22" draw:style-name="Mdp1">
      <style:header>
        <text:p text:style-name="_5f_En-tête"><draw:path text:anchor-type="paragraph" draw:z-index="1" draw:name="Forme1" draw:style-name="Mgr1" draw:text-style-name="MP23" svg:width="4.329cm" svg:height="2.24cm" svg:x="-1.499cm" svg:y="-1cm" svg:viewBox="0 0 4330 2241" svg:d="M0 2241l3984-288c209-15 363-168 345-342l-170-1611h-4159z"><text:p/></draw:path><draw:frame text:anchor-type="paragraph" draw:z-index="3" draw:name="Forme2" draw:style-name="Mgr2" draw:text-style-name="MP25" svg:width="2.703cm" svg:height="0.715cm" draw:transform="rotate (0.0872664625997165) translate (-0.172861111111111cm 0.218722222222222cm)"><draw:text-box><text:p text:style-name="MP24"><text:span text:style-name="MT5">Série 3</text:span></text:p></draw:text-box></draw:frame><draw:line text:anchor-type="paragraph" draw:z-index="5" draw:name="Forme3" draw:style-name="Mgr3" draw:text-style-name="MP24" svg:x1="13.358cm" svg:y1="0.36cm" svg:x2="20.461cm" svg:y2="0.36cm"><text:p/></draw:line>Réduire une somme algébrique</text:p>
      </style:header>
      <style:footer>
        <text:p text:style-name="Footer"><draw:frame draw:style-name="Mfr1" draw:name="Cadre11" text:anchor-type="paragraph" svg:y="-0.06cm" draw:z-index="2"><draw:text-box fo:min-height="0.499cm" fo:min-width="3cm"><draw:frame draw:style-name="Mfr2" draw:name="Cadre2" text:anchor-type="frame" svg:x="0.45cm" svg:y="0.079cm" svg:width="0.817cm" draw:z-index="4"><draw:text-box fo:min-height="0.355cm"><text:p text:style-name="MP26"><draw:g text:anchor-type="paragraph" draw:z-index="0" draw:name="Forme4" draw:style-name="Mgr4"><draw:path draw:style-name="Mgr5" draw:text-style-name="MP27" svg:width="0.855cm" svg:height="1.172cm" svg:x="-0.03cm" svg:y="-0.194cm" svg:viewBox="0 0 856 1173" svg:d="M856 1173h-856v-991c0-100 79-182 175-182h505c97 0 176 82 176 182z"><text:p/></draw:path></draw:g><text:page-number text:select-page="current">40</text:page-number></text:p></draw:text-box></draw:frame><text:p text:style-name="Footer">Le rôle de la lettre et du signe égal • A6</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2-03-26T12:21:43.231000000</dc:date>
    <meta:printed-by>Katia Hache</meta:printed-by>
    <meta:print-date>2008-12-06T20:07:18</meta:print-date>
    <meta:editing-cycles>105</meta:editing-cycles>
    <meta:editing-duration>P1DT5H24M20S</meta:editing-duration>
    <meta:document-statistic meta:table-count="3" meta:image-count="0" meta:object-count="0" meta:page-count="2" meta:paragraph-count="132" meta:word-count="755" meta:character-count="2957" meta:non-whitespace-character-count="1951"/>
    <meta:user-defined meta:name="Info 1"/>
    <meta:user-defined meta:name="Info 2"/>
    <meta:user-defined meta:name="Info 3"/>
    <meta:user-defined meta:name="Info 4"/>
  </office:meta>
</office:document-meta>
</file>